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14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14"/>
    <style:style style:name="ce27" style:family="table-cell" style:parent-style-name="Default" style:data-style-name="N38"/>
    <style:style style:name="ce28" style:family="table-cell" style:parent-style-name="Default" style:data-style-name="N39"/>
    <style:style style:name="ce29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2"/>
    <style:style style:name="ce3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2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34" style:family="table-cell" style:parent-style-name="Default" style:data-style-name="N3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style:vertical-align="automatic" fo:background-color="#999999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16379" table:default-cell-style-name="ce1"/>
        <table:table-row table:style-name="ro1">
          <table:table-cell office:value-type="date" office:date-value="2016-09-14T00:00:00" table:style-name="ce2">
            <text:p>14-Sep</text:p>
          </table:table-cell>
          <table:table-cell table:style-name="ce3"/>
          <table:table-cell table:style-name="ce1"/>
          <table:table-cell office:value-type="date" office:date-value="2016-09-15T00:00:00" table:style-name="ce2">
            <text:p>15-Se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Total Trades</text:p>
          </table:table-cell>
          <table:table-cell office:value-type="float" office:value="74784" table:style-name="ce3">
            <text:p>74,784</text:p>
          </table:table-cell>
          <table:table-cell table:style-name="ce1"/>
          <table:table-cell office:value-type="string" table:style-name="ce5">
            <text:p>Total Trades</text:p>
          </table:table-cell>
          <table:table-cell office:value-type="float" office:value="56700" table:style-name="ce6">
            <text:p>56,70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alue</text:p>
          </table:table-cell>
          <table:table-cell office:value-type="float" office:value="8351083702.5" table:style-name="ce3">
            <text:p>8,351,083,703</text:p>
          </table:table-cell>
          <table:table-cell table:style-name="ce1"/>
          <table:table-cell office:value-type="string" table:style-name="ce5">
            <text:p>Total Value</text:p>
          </table:table-cell>
          <table:table-cell office:value-type="float" office:value="7807466125.5" table:style-name="ce6">
            <text:p>7,807,466,126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olume</text:p>
          </table:table-cell>
          <table:table-cell office:value-type="float" office:value="1774237610" table:style-name="ce3">
            <text:p>1,774,237,610</text:p>
          </table:table-cell>
          <table:table-cell table:style-name="ce1"/>
          <table:table-cell office:value-type="string" table:style-name="ce5">
            <text:p>Total Volume</text:p>
          </table:table-cell>
          <table:table-cell office:value-type="float" office:value="1280239905" table:style-name="ce6">
            <text:p>1,280,239,90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p Volume</text:p>
          </table:table-cell>
          <table:table-cell office:value-type="float" office:value="354524055" table:style-name="ce3">
            <text:p>354,524,055</text:p>
          </table:table-cell>
          <table:table-cell table:style-name="ce1"/>
          <table:table-cell office:value-type="string" table:style-name="ce5">
            <text:p>Up Volume</text:p>
          </table:table-cell>
          <table:table-cell office:value-type="float" office:value="861370315" table:style-name="ce6">
            <text:p>861,370,3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own Volume</text:p>
          </table:table-cell>
          <table:table-cell office:value-type="float" office:value="1302042015" table:style-name="ce3">
            <text:p>1,302,042,015</text:p>
          </table:table-cell>
          <table:table-cell table:style-name="ce1"/>
          <table:table-cell office:value-type="string" table:style-name="ce5">
            <text:p>Down Volume</text:p>
          </table:table-cell>
          <table:table-cell office:value-type="float" office:value="139882195" table:style-name="ce6">
            <text:p>139,882,1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nch Volume</text:p>
          </table:table-cell>
          <table:table-cell office:value-type="float" office:value="117671540" table:style-name="ce3">
            <text:p>117,671,540</text:p>
          </table:table-cell>
          <table:table-cell table:style-name="ce1"/>
          <table:table-cell office:value-type="string" table:style-name="ce5">
            <text:p>Unch Volume</text:p>
          </table:table-cell>
          <table:table-cell office:value-type="float" office:value="278987395" table:style-name="ce6">
            <text:p>278,987,3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dvances</text:p>
          </table:table-cell>
          <table:table-cell office:value-type="float" office:value="72" table:style-name="ce3">
            <text:p>72</text:p>
          </table:table-cell>
          <table:table-cell table:style-name="ce1"/>
          <table:table-cell office:value-type="string" table:style-name="ce5">
            <text:p>Advances</text:p>
          </table:table-cell>
          <table:table-cell office:value-type="float" office:value="125" table:style-name="ce6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eclines</text:p>
          </table:table-cell>
          <table:table-cell office:value-type="float" office:value="130" table:style-name="ce3">
            <text:p>130</text:p>
          </table:table-cell>
          <table:table-cell table:style-name="ce1"/>
          <table:table-cell office:value-type="string" table:style-name="ce5">
            <text:p>Declines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nchanged</text:p>
          </table:table-cell>
          <table:table-cell office:value-type="float" office:value="51" table:style-name="ce3">
            <text:p>51</text:p>
          </table:table-cell>
          <table:table-cell table:style-name="ce1"/>
          <table:table-cell office:value-type="string" table:style-name="ce5">
            <text:p>Unchanged</text:p>
          </table:table-cell>
          <table:table-cell office:value-type="float" office:value="55" table:style-name="ce6">
            <text:p>55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2" draw:id="id1" draw:style-name="a1" draw:name="https://ph5.colfinancial.com/ape/FINAL2_STARTER/images/ico_comp.png" svg:x="0.11496in" svg:y="0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1" draw:id="id0" draw:style-name="a0" draw:name="https://ph5.colfinancial.com/ape/FINAL2_STARTER/images/ico_chart.png" svg:x="0in" svg:y="0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4" draw:id="id3" draw:style-name="a3" draw:name="https://ph5.colfinancial.com/ape/FINAL2_STARTER/images/ico_comp.png" svg:x="0.11496in" svg:y="0.15866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3" draw:id="id2" draw:style-name="a2" draw:name="https://ph5.colfinancial.com/ape/FINAL2_STARTER/images/ico_chart.png" svg:x="0in" svg:y="0.15866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5" draw:id="id4" draw:style-name="a4" draw:name="https://ph5.colfinancial.com/ape/FINAL2_STARTER/images/ico_chart.png" svg:x="0in" svg:y="0.14094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6" draw:id="id5" draw:style-name="a5" draw:name="https://ph5.colfinancial.com/ape/FINAL2_STARTER/images/ico_comp.png" svg:x="0.11496in" svg:y="0.14094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8" draw:id="id7" draw:style-name="a7" draw:name="https://ph5.colfinancial.com/ape/FINAL2_STARTER/images/ico_comp.png" svg:x="0.11496in" svg:y="0.12402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7" draw:id="id6" draw:style-name="a6" draw:name="https://ph5.colfinancial.com/ape/FINAL2_STARTER/images/ico_chart.png" svg:x="0in" svg:y="0.12402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0" draw:id="id9" draw:style-name="a9" draw:name="https://ph5.colfinancial.com/ape/FINAL2_STARTER/images/ico_comp.png" svg:x="0.11496in" svg:y="0.10669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9" draw:id="id8" draw:style-name="a8" draw:name="https://ph5.colfinancial.com/ape/FINAL2_STARTER/images/ico_chart.png" svg:x="0in" svg:y="0.10669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1" draw:id="id10" draw:style-name="a10" draw:name="https://ph5.colfinancial.com/ape/FINAL2_STARTER/images/ico_chart.png" svg:x="0in" svg:y="0.08937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2" draw:id="id11" draw:style-name="a11" draw:name="https://ph5.colfinancial.com/ape/FINAL2_STARTER/images/ico_comp.png" svg:x="0.11496in" svg:y="0.08937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3" draw:id="id12" draw:style-name="a12" draw:name="https://ph5.colfinancial.com/ape/FINAL2_STARTER/images/ico_chart.png" svg:x="0in" svg:y="0.07205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4" draw:id="id13" draw:style-name="a13" draw:name="https://ph5.colfinancial.com/ape/FINAL2_STARTER/images/ico_comp.png" svg:x="0.11496in" svg:y="0.07205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3">
            <draw:frame draw:z-index="15" draw:id="id14" draw:style-name="a14" draw:name="https://ph5.colfinancial.com/ape/FINAL2_STARTER/images/ico_chart.png" svg:x="0in" svg:y="0.07323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6" draw:id="id15" draw:style-name="a15" draw:name="https://ph5.colfinancial.com/ape/FINAL2_STARTER/images/ico_comp.png" svg:x="0.11496in" svg:y="0.07323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TimeFrame" table:style-name="ta2">
        <table:table-column table:style-name="co6" table:default-cell-style-name="ce10"/>
        <table:table-column table:style-name="co7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12"/>
        <table:table-column table:style-name="co6" table:default-cell-style-name="ce10"/>
        <table:table-column table:style-name="co6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string" table:style-name="ce8">
            <text:p>MED</text:p>
          </table:table-cell>
          <table:table-cell office:value-type="float" office:value="0.89" table:style-name="ce9">
            <text:p>0.89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VITA</text:p>
          </table:table-cell>
          <table:table-cell office:value-type="float" office:value="2.16" table:style-name="ce11">
            <text:p>2.16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MRC</text:p>
          </table:table-cell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0M0S" table:style-name="ce14">
            <text:p>09:30:00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2.16" table:style-name="ce16">
            <text:p>2.16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0.16600000000000001" table:style-name="ce17">
            <text:p>0.166</text:p>
          </table:table-cell>
          <table:table-cell office:value-type="string" table:style-name="ce10">
            <text:p>Open</text:p>
          </table:table-cell>
          <table:table-cell table:style-name="ce1"/>
          <table:table-cell table:style-name="ce13"/>
          <table:table-cell table:style-name="ce18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8M52S" table:style-name="ce14">
            <text:p>09:38:52</text:p>
          </table:table-cell>
          <table:table-cell office:value-type="float" office:value="0.84" table:style-name="ce16">
            <text:p>0.84</text:p>
          </table:table-cell>
          <table:table-cell table:number-columns-repeated="2" table:style-name="ce10"/>
          <table:table-cell office:value-type="time" office:time-value="PT9H31M50S" table:style-name="ce14">
            <text:p>09:31:5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2M39S" table:style-name="ce14">
            <text:p>09:32:39</text:p>
          </table:table-cell>
          <table:table-cell office:value-type="float" office:value="0.16400000000000001" table:style-name="ce19">
            <text:p>0.16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17S" table:style-name="ce14">
            <text:p>09:42:17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2M0S" table:style-name="ce14">
            <text:p>09:32:00</text:p>
          </table:table-cell>
          <table:table-cell office:value-type="float" office:value="2.15" table:style-name="ce16">
            <text:p>2.15</text:p>
          </table:table-cell>
          <table:table-cell table:number-columns-repeated="2" table:style-name="ce10"/>
          <table:table-cell office:value-type="time" office:time-value="PT9H32M53S" table:style-name="ce14">
            <text:p>09:32:53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41S" table:style-name="ce14">
            <text:p>09:42:41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34M41S" table:style-name="ce14">
            <text:p>09:34:4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34M33S" table:style-name="ce14">
            <text:p>09:34:33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3M5S" table:style-name="ce14">
            <text:p>09:43:05</text:p>
          </table:table-cell>
          <table:table-cell office:value-type="float" office:value="0.92" table:style-name="ce20">
            <text:p>0.92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8M54S" table:style-name="ce14">
            <text:p>09:38:54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5M17S" table:style-name="ce14">
            <text:p>09:35:17</text:p>
          </table:table-cell>
          <table:table-cell office:value-type="float" office:value="0.16200000000000001" table:style-name="ce21">
            <text:p>0.16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6M12S" table:style-name="ce14">
            <text:p>09:46:12</text:p>
          </table:table-cell>
          <table:table-cell office:value-type="float" office:value="0.96" table:style-name="ce20">
            <text:p>0.9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9M47S" table:style-name="ce14">
            <text:p>09:39:47</text:p>
          </table:table-cell>
          <table:table-cell office:value-type="float" office:value="2.14" table:style-name="ce16">
            <text:p>2.14</text:p>
          </table:table-cell>
          <table:table-cell table:number-columns-repeated="2" table:style-name="ce10"/>
          <table:table-cell office:value-type="time" office:time-value="PT9H37M2S" table:style-name="ce14">
            <text:p>09:37:02</text:p>
          </table:table-cell>
          <table:table-cell office:value-type="float" office:value="0.157" table:style-name="ce21">
            <text:p>0.157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50M0S" table:style-name="ce14">
            <text:p>09:50:00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45M42S" table:style-name="ce14">
            <text:p>09:45:42</text:p>
          </table:table-cell>
          <table:table-cell office:value-type="float" office:value="2.11" table:style-name="ce16">
            <text:p>2.11</text:p>
          </table:table-cell>
          <table:table-cell table:number-columns-repeated="2" table:style-name="ce10"/>
          <table:table-cell office:value-type="time" office:time-value="PT9H39M15S" table:style-name="ce14">
            <text:p>09:39:15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2M33S" table:style-name="ce14">
            <text:p>10:02:3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M31S" table:style-name="ce14">
            <text:p>10:02:3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44M19S" table:style-name="ce14">
            <text:p>09:44:19</text:p>
          </table:table-cell>
          <table:table-cell office:value-type="float" office:value="0.161" table:style-name="ce21">
            <text:p>0.161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21S" table:style-name="ce14">
            <text:p>10:03:21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17M30S" table:style-name="ce14">
            <text:p>10:17:3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45M39S" table:style-name="ce14">
            <text:p>09:45:39</text:p>
          </table:table-cell>
          <table:table-cell office:value-type="float" office:value="0.16500000000000001" table:style-name="ce17">
            <text:p>0.165</text:p>
          </table:table-cell>
          <table:table-cell office:value-type="string" table:style-name="ce10">
            <text:p>Start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52S" table:style-name="ce14">
            <text:p>10:03:52</text:p>
          </table:table-cell>
          <table:table-cell office:value-type="float" office:value="1.01" table:style-name="ce20">
            <text:p>1.01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4M54S" table:style-name="ce14">
            <text:p>10:24:54</text:p>
          </table:table-cell>
          <table:table-cell office:value-type="float" office:value="2.12" table:style-name="ce16">
            <text:p>2.12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56M2S" table:style-name="ce14">
            <text:p>09:56:02</text:p>
          </table:table-cell>
          <table:table-cell office:value-type="float" office:value="0.17399999999999999" table:style-name="ce17">
            <text:p>0.17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5S" table:style-name="ce14">
            <text:p>10:05:0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\/</text:p>
          </table:table-cell>
          <table:table-cell table:style-name="ce10"/>
          <table:table-cell office:value-type="time" office:time-value="PT10H35M13S" table:style-name="ce14">
            <text:p>10:35:13</text:p>
          </table:table-cell>
          <table:table-cell office:value-type="float" office:value="2.17" table:style-name="ce16">
            <text:p>2.17</text:p>
          </table:table-cell>
          <table:table-cell table:number-columns-repeated="2" table:style-name="ce10"/>
          <table:table-cell office:value-type="time" office:time-value="PT9H56M38S" table:style-name="ce14">
            <text:p>09:56:38</text:p>
          </table:table-cell>
          <table:table-cell office:value-type="float" office:value="0.17100000000000001" table:style-name="ce17">
            <text:p>0.171</text:p>
          </table:table-cell>
          <table:table-cell office:value-type="string" table:style-name="ce10">
            <text:p>Down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8S" table:style-name="ce14">
            <text:p>10:05:08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37M36S" table:style-name="ce14">
            <text:p>10:37:36</text:p>
          </table:table-cell>
          <table:table-cell office:value-type="float" office:value="2.2000000000000002" table:style-name="ce15">
            <text:p>2.20</text:p>
          </table:table-cell>
          <table:table-cell office:value-type="string" table:style-name="ce10">
            <text:p>Break</text:p>
          </table:table-cell>
          <table:table-cell table:style-name="ce10"/>
          <table:table-cell office:value-type="time" office:time-value="PT9H56M45S" table:style-name="ce14">
            <text:p>09:56:45</text:p>
          </table:table-cell>
          <table:table-cell office:value-type="float" office:value="0.17299999999999999" table:style-name="ce17">
            <text:p>0.173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6M50S" table:style-name="ce14">
            <text:p>10:06:50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0H38M48S" table:style-name="ce14">
            <text:p>10:38:48</text:p>
          </table:table-cell>
          <table:table-cell office:value-type="float" office:value="2.25" table:style-name="ce20">
            <text:p>2.25</text:p>
          </table:table-cell>
          <table:table-cell table:number-columns-repeated="2" table:style-name="ce10"/>
          <table:table-cell office:value-type="time" office:time-value="PT10H11M4S" table:style-name="ce14">
            <text:p>10:11:04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7M54S" table:style-name="ce14">
            <text:p>10:07:54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41M23S" table:style-name="ce14">
            <text:p>10:41:23</text:p>
          </table:table-cell>
          <table:table-cell office:value-type="float" office:value="2.23" table:style-name="ce20">
            <text:p>2.23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33M18S" table:style-name="ce14">
            <text:p>10:33:18</text:p>
          </table:table-cell>
          <table:table-cell office:value-type="float" office:value="0.17399999999999999" table:style-name="ce17">
            <text:p>0.174</text:p>
          </table:table-cell>
          <table:table-cell office:value-type="string" table:style-name="ce10">
            <text:p>Up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17M48S" table:style-name="ce14">
            <text:p>10:17:48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6M39S" table:style-name="ce14">
            <text:p>10:46:39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0H50M27S" table:style-name="ce14">
            <text:p>10:50:27</text:p>
          </table:table-cell>
          <table:table-cell office:value-type="float" office:value="0.16900000000000001" table:style-name="ce17">
            <text:p>0.169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14">
            <text:p>10:21:07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6M43S" table:style-name="ce14">
            <text:p>10:46:43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1H14M52S" table:style-name="ce14">
            <text:p>11:14:52</text:p>
          </table:table-cell>
          <table:table-cell office:value-type="float" office:value="0.17199999999999999" table:style-name="ce17">
            <text:p>0.17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14">
            <text:p>10:29:1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8M46S" table:style-name="ce14">
            <text:p>10:48:46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1H46M20S" table:style-name="ce14">
            <text:p>11:46:20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14">
            <text:p>10:37:13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9M48S" table:style-name="ce14">
            <text:p>10:49:48</text:p>
          </table:table-cell>
          <table:table-cell office:value-type="float" office:value="2.2599999999999998" table:style-name="ce20">
            <text:p>2.2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20M20S" table:style-name="ce14">
            <text:p>14:20:20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14">
            <text:p>11:28:59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51M29S" table:style-name="ce14">
            <text:p>10:51:29</text:p>
          </table:table-cell>
          <table:table-cell office:value-type="float" office:value="2.29" table:style-name="ce20">
            <text:p>2.2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53M24S" table:style-name="ce14">
            <text:p>14:53:24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14">
            <text:p>11:55:5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55M32S" table:style-name="ce14">
            <text:p>10:55:32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5H24M26S" table:style-name="ce14">
            <text:p>15:24:26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14">
            <text:p>13:34:59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1H1M22S" table:style-name="ce14">
            <text:p>11:01:22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14">
            <text:p>14:37:07</text:p>
          </table:table-cell>
          <table:table-cell office:value-type="float" office:value="0.99" table:style-name="ce20">
            <text:p>0.99</text:p>
          </table:table-cell>
          <table:table-cell table:number-columns-repeated="2" table:style-name="ce10"/>
          <table:table-cell office:value-type="time" office:time-value="PT11H5M1S" table:style-name="ce14">
            <text:p>11:05:01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14">
            <text:p>14:59:05</text:p>
          </table:table-cell>
          <table:table-cell office:value-type="float" office:value="0.94" table:style-name="ce20">
            <text:p>0.94</text:p>
          </table:table-cell>
          <table:table-cell table:number-columns-repeated="2" table:style-name="ce10"/>
          <table:table-cell office:value-type="time" office:time-value="PT11H8M43S" table:style-name="ce14">
            <text:p>11:08:4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14">
            <text:p>15:29:55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1H14M24S" table:style-name="ce14">
            <text:p>11:14:24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16M38S" table:style-name="ce14">
            <text:p>11:16:38</text:p>
          </table:table-cell>
          <table:table-cell office:value-type="float" office:value="2.33" table:style-name="ce20">
            <text:p>2.3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2M59S" table:style-name="ce14">
            <text:p>11:22:59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7M12S" table:style-name="ce14">
            <text:p>11:27:12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30M6S" table:style-name="ce14">
            <text:p>11:30:06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52M59S" table:style-name="ce14">
            <text:p>11:52:59</text:p>
          </table:table-cell>
          <table:table-cell office:value-type="float" office:value="2.42" table:style-name="ce20">
            <text:p>2.42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0M23S" table:style-name="ce14">
            <text:p>13:30:23</text:p>
          </table:table-cell>
          <table:table-cell office:value-type="float" office:value="2.4300000000000002" table:style-name="ce20">
            <text:p>2.4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9M9S" table:style-name="ce14">
            <text:p>13:39:09</text:p>
          </table:table-cell>
          <table:table-cell office:value-type="float" office:value="2.4500000000000002" table:style-name="ce20">
            <text:p>2.45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3H46M40S" table:style-name="ce14">
            <text:p>13:46:40</text:p>
          </table:table-cell>
          <table:table-cell office:value-type="float" office:value="2.41" table:style-name="ce20">
            <text:p>2.4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7M52S" table:style-name="ce14">
            <text:p>14:07:52</text:p>
          </table:table-cell>
          <table:table-cell office:value-type="float" office:value="2.48" table:style-name="ce20">
            <text:p>2.48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15M43S" table:style-name="ce14">
            <text:p>14:15:43</text:p>
          </table:table-cell>
          <table:table-cell office:value-type="float" office:value="2.44" table:style-name="ce20">
            <text:p>2.44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33M20S" table:style-name="ce14">
            <text:p>14:33:20</text:p>
          </table:table-cell>
          <table:table-cell office:value-type="float" office:value="2.4700000000000002" table:style-name="ce20">
            <text:p>2.47</text:p>
          </table:table-cell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41M46S" table:style-name="ce14">
            <text:p>14:41:46</text:p>
          </table:table-cell>
          <table:table-cell office:value-type="float" office:value="2.3199999999999998" table:style-name="ce20">
            <text:p>2.32</text:p>
          </table:table-cell>
          <table:table-cell office:value-type="string" table:style-name="ce10">
            <text:p>/\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58M41S" table:style-name="ce14">
            <text:p>14:58:41</text:p>
          </table:table-cell>
          <table:table-cell office:value-type="float" office:value="2.39" table:style-name="ce20">
            <text:p>2.39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5H5M13S" table:style-name="ce14">
            <text:p>15:05:1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number-rows-repeated="3"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table:style-name="ce8"/>
          <table:table-cell table:style-name="ce9"/>
          <table:table-cell table:number-columns-repeated="2" table:style-name="ce10"/>
          <table:table-cell table:style-name="ce8"/>
          <table:table-cell office:value-type="float" office:value="1" table:style-name="ce22">
            <text:p>1</text:p>
          </table:table-cell>
          <table:table-cell office:value-type="float" office:value="0.187" table:style-name="ce22">
            <text:p>0.187</text:p>
          </table:table-cell>
          <table:table-cell office:value-type="float" office:value="4610000" table:style-name="ce22">
            <text:p>4610000</text:p>
          </table:table-cell>
          <table:table-cell office:value-type="float" office:value="862070" table:style-name="ce22">
            <text:p>862070</text:p>
          </table:table-cell>
          <table:table-cell office:value-type="float" office:value="26" table:style-name="ce22">
            <text:p>26</text:p>
          </table:table-cell>
          <table:table-cell office:value-type="percentage" office:value="1.421E-2" table:style-name="ce23">
            <text:p>1.42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8">
            <text:p>PXP</text:p>
          </table:table-cell>
          <table:table-cell office:value-type="float" office:value="2.87" table:style-name="ce24">
            <text:p>2.87</text:p>
          </table:table-cell>
          <table:table-cell office:value-type="string" table:style-name="ce9">
            <text:p>OPEN</text:p>
          </table:table-cell>
          <table:table-cell table:style-name="ce10"/>
          <table:table-cell table:style-name="ce8"/>
          <table:table-cell office:value-type="float" office:value="2" table:style-name="ce22">
            <text:p>2</text:p>
          </table:table-cell>
          <table:table-cell office:value-type="float" office:value="0.188" table:style-name="ce22">
            <text:p>0.188</text:p>
          </table:table-cell>
          <table:table-cell office:value-type="float" office:value="7390000" table:style-name="ce22">
            <text:p>7390000</text:p>
          </table:table-cell>
          <table:table-cell office:value-type="float" office:value="1389320" table:style-name="ce22">
            <text:p>1389320</text:p>
          </table:table-cell>
          <table:table-cell office:value-type="float" office:value="50" table:style-name="ce22">
            <text:p>50</text:p>
          </table:table-cell>
          <table:table-cell office:value-type="percentage" office:value="2.2901000000000001E-2" table:style-name="ce23">
            <text:p>2.29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13S" table:style-name="ce25">
            <text:p>09:33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3" table:style-name="ce22">
            <text:p>3</text:p>
          </table:table-cell>
          <table:table-cell office:value-type="float" office:value="0.189" table:style-name="ce22">
            <text:p>0.189</text:p>
          </table:table-cell>
          <table:table-cell office:value-type="float" office:value="11490000" table:style-name="ce22">
            <text:p>11490000</text:p>
          </table:table-cell>
          <table:table-cell office:value-type="float" office:value="2171610" table:style-name="ce22">
            <text:p>2171610</text:p>
          </table:table-cell>
          <table:table-cell office:value-type="float" office:value="36" table:style-name="ce22">
            <text:p>36</text:p>
          </table:table-cell>
          <table:table-cell office:value-type="percentage" office:value="3.5796000000000001E-2" table:style-name="ce23">
            <text:p>3.58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24S" table:style-name="ce25">
            <text:p>09:33:24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4" table:style-name="ce22">
            <text:p>4</text:p>
          </table:table-cell>
          <table:table-cell office:value-type="float" office:value="0.19" table:style-name="ce22">
            <text:p>0.19</text:p>
          </table:table-cell>
          <table:table-cell office:value-type="float" office:value="38780000" table:style-name="ce22">
            <text:p>38780000</text:p>
          </table:table-cell>
          <table:table-cell office:value-type="float" office:value="7368200" table:style-name="ce22">
            <text:p>7368200</text:p>
          </table:table-cell>
          <table:table-cell office:value-type="float" office:value="210" table:style-name="ce22">
            <text:p>210</text:p>
          </table:table-cell>
          <table:table-cell office:value-type="percentage" office:value="0.12145400000000001" table:style-name="ce23">
            <text:p>12.15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6M13S" table:style-name="ce25">
            <text:p>09:36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5" table:style-name="ce22">
            <text:p>5</text:p>
          </table:table-cell>
          <table:table-cell office:value-type="float" office:value="0.191" table:style-name="ce22">
            <text:p>0.191</text:p>
          </table:table-cell>
          <table:table-cell office:value-type="float" office:value="21490000" table:style-name="ce22">
            <text:p>21490000</text:p>
          </table:table-cell>
          <table:table-cell office:value-type="float" office:value="4104590" table:style-name="ce22">
            <text:p>4104590</text:p>
          </table:table-cell>
          <table:table-cell office:value-type="float" office:value="118" table:style-name="ce22">
            <text:p>118</text:p>
          </table:table-cell>
          <table:table-cell office:value-type="percentage" office:value="6.7657999999999996E-2" table:style-name="ce23">
            <text:p>6.77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41M33S" table:style-name="ce25">
            <text:p>09:41:33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start</text:p>
          </table:table-cell>
          <table:table-cell table:style-name="ce10"/>
          <table:table-cell table:style-name="ce8"/>
          <table:table-cell office:value-type="float" office:value="6" table:style-name="ce22">
            <text:p>6</text:p>
          </table:table-cell>
          <table:table-cell office:value-type="float" office:value="0.192" table:style-name="ce22">
            <text:p>0.192</text:p>
          </table:table-cell>
          <table:table-cell office:value-type="float" office:value="9140000" table:style-name="ce22">
            <text:p>9140000</text:p>
          </table:table-cell>
          <table:table-cell office:value-type="float" office:value="1754880" table:style-name="ce22">
            <text:p>1754880</text:p>
          </table:table-cell>
          <table:table-cell office:value-type="float" office:value="66" table:style-name="ce22">
            <text:p>66</text:p>
          </table:table-cell>
          <table:table-cell office:value-type="percentage" office:value="2.8927000000000001E-2" table:style-name="ce23">
            <text:p>2.8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5M50S" table:style-name="ce25">
            <text:p>09:55:50</text:p>
          </table:table-cell>
          <table:table-cell office:value-type="float" office:value="3.25" table:style-name="ce24">
            <text:p>3.25</text:p>
          </table:table-cell>
          <table:table-cell office:value-type="string" table:style-name="ce9">
            <text:p>UP</text:p>
          </table:table-cell>
          <table:table-cell table:style-name="ce10"/>
          <table:table-cell table:style-name="ce8"/>
          <table:table-cell office:value-type="float" office:value="7" table:style-name="ce22">
            <text:p>7</text:p>
          </table:table-cell>
          <table:table-cell office:value-type="float" office:value="0.193" table:style-name="ce22">
            <text:p>0.193</text:p>
          </table:table-cell>
          <table:table-cell office:value-type="float" office:value="16270000" table:style-name="ce22">
            <text:p>16270000</text:p>
          </table:table-cell>
          <table:table-cell office:value-type="float" office:value="3140110" table:style-name="ce22">
            <text:p>3140110</text:p>
          </table:table-cell>
          <table:table-cell office:value-type="float" office:value="97" table:style-name="ce22">
            <text:p>97</text:p>
          </table:table-cell>
          <table:table-cell office:value-type="percentage" office:value="5.176E-2" table:style-name="ce23">
            <text:p>5.1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6M19S" table:style-name="ce25">
            <text:p>09:56:19</text:p>
          </table:table-cell>
          <table:table-cell office:value-type="float" office:value="3.2" table:style-name="ce24">
            <text:p>3.20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8" table:style-name="ce22">
            <text:p>8</text:p>
          </table:table-cell>
          <table:table-cell office:value-type="float" office:value="0.19400000000000001" table:style-name="ce22">
            <text:p>0.194</text:p>
          </table:table-cell>
          <table:table-cell office:value-type="float" office:value="16910000" table:style-name="ce22">
            <text:p>16910000</text:p>
          </table:table-cell>
          <table:table-cell office:value-type="float" office:value="3280540" table:style-name="ce22">
            <text:p>3280540</text:p>
          </table:table-cell>
          <table:table-cell office:value-type="float" office:value="94" table:style-name="ce22">
            <text:p>94</text:p>
          </table:table-cell>
          <table:table-cell office:value-type="percentage" office:value="5.4074999999999998E-2" table:style-name="ce23">
            <text:p>5.41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9S" table:style-name="ce25">
            <text:p>09:58:09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office:value-type="float" office:value="9" table:style-name="ce22">
            <text:p>9</text:p>
          </table:table-cell>
          <table:table-cell office:value-type="float" office:value="0.19500000000000001" table:style-name="ce22">
            <text:p>0.195</text:p>
          </table:table-cell>
          <table:table-cell office:value-type="float" office:value="21250000" table:style-name="ce22">
            <text:p>21250000</text:p>
          </table:table-cell>
          <table:table-cell office:value-type="float" office:value="4143750" table:style-name="ce22">
            <text:p>4143750</text:p>
          </table:table-cell>
          <table:table-cell office:value-type="float" office:value="66" table:style-name="ce22">
            <text:p>66</text:p>
          </table:table-cell>
          <table:table-cell office:value-type="percentage" office:value="6.8304000000000004E-2" table:style-name="ce23">
            <text:p>6.83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37S" table:style-name="ce25">
            <text:p>09:58:37</text:p>
          </table:table-cell>
          <table:table-cell office:value-type="float" office:value="3.3" table:style-name="ce24">
            <text:p>3.30</text:p>
          </table:table-cell>
          <table:table-cell table:number-columns-repeated="2" table:style-name="ce10"/>
          <table:table-cell table:style-name="ce8"/>
          <table:table-cell office:value-type="float" office:value="10" table:style-name="ce22">
            <text:p>10</text:p>
          </table:table-cell>
          <table:table-cell office:value-type="float" office:value="0.19600000000000001" table:style-name="ce22">
            <text:p>0.196</text:p>
          </table:table-cell>
          <table:table-cell office:value-type="float" office:value="20070000" table:style-name="ce22">
            <text:p>20070000</text:p>
          </table:table-cell>
          <table:table-cell office:value-type="float" office:value="3933720" table:style-name="ce22">
            <text:p>3933720</text:p>
          </table:table-cell>
          <table:table-cell office:value-type="float" office:value="109" table:style-name="ce22">
            <text:p>109</text:p>
          </table:table-cell>
          <table:table-cell office:value-type="percentage" office:value="6.4841999999999997E-2" table:style-name="ce23">
            <text:p>6.4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M57S" table:style-name="ce25">
            <text:p>10:01:57</text:p>
          </table:table-cell>
          <table:table-cell office:value-type="float" office:value="3.4" table:style-name="ce24">
            <text:p>3.40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1" table:style-name="ce22">
            <text:p>11</text:p>
          </table:table-cell>
          <table:table-cell office:value-type="float" office:value="0.19700000000000001" table:style-name="ce22">
            <text:p>0.197</text:p>
          </table:table-cell>
          <table:table-cell office:value-type="float" office:value="29170000" table:style-name="ce22">
            <text:p>29170000</text:p>
          </table:table-cell>
          <table:table-cell office:value-type="float" office:value="5746490" table:style-name="ce22">
            <text:p>5746490</text:p>
          </table:table-cell>
          <table:table-cell office:value-type="float" office:value="152" table:style-name="ce22">
            <text:p>152</text:p>
          </table:table-cell>
          <table:table-cell office:value-type="percentage" office:value="9.4723000000000002E-2" table:style-name="ce23">
            <text:p>9.47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2M4S" table:style-name="ce25">
            <text:p>10:02:04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office:value-type="float" office:value="12" table:style-name="ce22">
            <text:p>12</text:p>
          </table:table-cell>
          <table:table-cell office:value-type="float" office:value="0.19800000000000001" table:style-name="ce22">
            <text:p>0.198</text:p>
          </table:table-cell>
          <table:table-cell office:value-type="float" office:value="15570000" table:style-name="ce22">
            <text:p>15570000</text:p>
          </table:table-cell>
          <table:table-cell office:value-type="float" office:value="3082860" table:style-name="ce22">
            <text:p>3082860</text:p>
          </table:table-cell>
          <table:table-cell office:value-type="float" office:value="86" table:style-name="ce22">
            <text:p>86</text:p>
          </table:table-cell>
          <table:table-cell office:value-type="percentage" office:value="5.0817000000000001E-2" table:style-name="ce23">
            <text:p>5.0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3M10S" table:style-name="ce25">
            <text:p>10:03:10</text:p>
          </table:table-cell>
          <table:table-cell office:value-type="float" office:value="3.5" table:style-name="ce24">
            <text:p>3.50</text:p>
          </table:table-cell>
          <table:table-cell office:value-type="string" table:style-name="ce10">
            <text:p>High</text:p>
          </table:table-cell>
          <table:table-cell table:style-name="ce10"/>
          <table:table-cell table:style-name="ce8"/>
          <table:table-cell office:value-type="float" office:value="13" table:style-name="ce22">
            <text:p>13</text:p>
          </table:table-cell>
          <table:table-cell office:value-type="float" office:value="0.19900000000000001" table:style-name="ce22">
            <text:p>0.199</text:p>
          </table:table-cell>
          <table:table-cell office:value-type="float" office:value="22560000" table:style-name="ce22">
            <text:p>22560000</text:p>
          </table:table-cell>
          <table:table-cell office:value-type="float" office:value="4489440" table:style-name="ce22">
            <text:p>4489440</text:p>
          </table:table-cell>
          <table:table-cell office:value-type="float" office:value="127" table:style-name="ce22">
            <text:p>127</text:p>
          </table:table-cell>
          <table:table-cell office:value-type="percentage" office:value="7.4001999999999998E-2" table:style-name="ce23">
            <text:p>7.40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5M21S" table:style-name="ce25">
            <text:p>10:05:21</text:p>
          </table:table-cell>
          <table:table-cell office:value-type="float" office:value="3.45" table:style-name="ce24">
            <text:p>3.45</text:p>
          </table:table-cell>
          <table:table-cell office:value-type="string" table:style-name="ce10">
            <text:p>S Down</text:p>
          </table:table-cell>
          <table:table-cell table:style-name="ce10"/>
          <table:table-cell table:style-name="ce8"/>
          <table:table-cell office:value-type="float" office:value="14" table:style-name="ce22">
            <text:p>14</text:p>
          </table:table-cell>
          <table:table-cell office:value-type="float" office:value="0.2" table:style-name="ce22">
            <text:p>0.2</text:p>
          </table:table-cell>
          <table:table-cell office:value-type="float" office:value="71250000" table:style-name="ce22">
            <text:p>71250000</text:p>
          </table:table-cell>
          <table:table-cell office:value-type="float" office:value="14250000" table:style-name="ce22">
            <text:p>14250000</text:p>
          </table:table-cell>
          <table:table-cell office:value-type="float" office:value="80" table:style-name="ce22">
            <text:p>80</text:p>
          </table:table-cell>
          <table:table-cell office:value-type="percentage" office:value="0.23489099999999999" table:style-name="ce23">
            <text:p>23.4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7M29S" table:style-name="ce25">
            <text:p>10:07:29</text:p>
          </table:table-cell>
          <table:table-cell office:value-type="float" office:value="3.36" table:style-name="ce24">
            <text:p>3.36</text:p>
          </table:table-cell>
          <table:table-cell table:number-columns-repeated="2" table:style-name="ce10"/>
          <table:table-cell table:style-name="ce8"/>
          <table:table-cell office:value-type="float" office:value="15" table:style-name="ce22">
            <text:p>15</text:p>
          </table:table-cell>
          <table:table-cell office:value-type="float" office:value="0.20100000000000001" table:style-name="ce22">
            <text:p>0.201</text:p>
          </table:table-cell>
          <table:table-cell office:value-type="float" office:value="4590000" table:style-name="ce22">
            <text:p>4590000</text:p>
          </table:table-cell>
          <table:table-cell office:value-type="float" office:value="922590" table:style-name="ce22">
            <text:p>922590</text:p>
          </table:table-cell>
          <table:table-cell office:value-type="float" office:value="33" table:style-name="ce22">
            <text:p>33</text:p>
          </table:table-cell>
          <table:table-cell office:value-type="percentage" office:value="1.5207999999999999E-2" table:style-name="ce23">
            <text:p>1.52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9M41S" table:style-name="ce25">
            <text:p>10:09:41</text:p>
          </table:table-cell>
          <table:table-cell office:value-type="float" office:value="3.42" table:style-name="ce24">
            <text:p>3.42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6" table:style-name="ce22">
            <text:p>16</text:p>
          </table:table-cell>
          <table:table-cell office:value-type="float" office:value="0.20200000000000001" table:style-name="ce22">
            <text:p>0.202</text:p>
          </table:table-cell>
          <table:table-cell office:value-type="float" office:value="130000" table:style-name="ce22">
            <text:p>130000</text:p>
          </table:table-cell>
          <table:table-cell office:value-type="float" office:value="26260" table:style-name="ce22">
            <text:p>26260</text:p>
          </table:table-cell>
          <table:table-cell office:value-type="float" office:value="4" table:style-name="ce22">
            <text:p>4</text:p>
          </table:table-cell>
          <table:table-cell office:value-type="percentage" office:value="4.3300000000000001E-4" table:style-name="ce23">
            <text:p>0.04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3M53S" table:style-name="ce25">
            <text:p>10:13:53</text:p>
          </table:table-cell>
          <table:table-cell office:value-type="float" office:value="3.35" table:style-name="ce24">
            <text:p>3.35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0H23M20S" table:style-name="ce25">
            <text:p>10:23:20</text:p>
          </table:table-cell>
          <table:table-cell office:value-type="float" office:value="3.46" table:style-name="ce24">
            <text:p>3.46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13M46S" table:style-name="ce25">
            <text:p>11:13:46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40M59S" table:style-name="ce25">
            <text:p>11:40:59</text:p>
          </table:table-cell>
          <table:table-cell office:value-type="float" office:value="3.25" table:style-name="ce24">
            <text:p>3.25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59M35S" table:style-name="ce25">
            <text:p>11:59:35</text:p>
          </table:table-cell>
          <table:table-cell office:value-type="float" office:value="3.27" table:style-name="ce24">
            <text:p>3.27</text:p>
          </table:table-cell>
          <table:table-cell office:value-type="string" table:style-name="ce10">
            <text:p>Noo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0M2S" table:style-name="ce25">
            <text:p>13:30:02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8M53S" table:style-name="ce25">
            <text:p>13:38:53</text:p>
          </table:table-cell>
          <table:table-cell office:value-type="float" office:value="3.37" table:style-name="ce24">
            <text:p>3.37</text:p>
          </table:table-cell>
          <table:table-cell office:value-type="string" table:style-name="ce10">
            <text:p>UP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54M24S" table:style-name="ce25">
            <text:p>13:54:24</text:p>
          </table:table-cell>
          <table:table-cell office:value-type="float" office:value="3.28" table:style-name="ce24">
            <text:p>3.28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4H52M37S" table:style-name="ce25">
            <text:p>14:52:37</text:p>
          </table:table-cell>
          <table:table-cell office:value-type="float" office:value="3.31" table:style-name="ce24">
            <text:p>3.31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5H29M19S" table:style-name="ce25">
            <text:p>15:29:19</text:p>
          </table:table-cell>
          <table:table-cell office:value-type="float" office:value="3.29" table:style-name="ce24">
            <text:p>3.29</text:p>
          </table:table-cell>
          <table:table-cell table:number-columns-repeated="2" table:style-name="ce10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</table:table>
      <table:table table:name="CHANGES" table:style-name="ta2">
        <table:table-column table:style-name="co8" table:default-cell-style-name="ce1"/>
        <table:table-column table:style-name="co6" table:number-columns-repeated="9" table:default-cell-style-name="ce1"/>
        <table:table-column table:style-name="co3" table:number-columns-repeated="16374" table:default-cell-style-name="ce1"/>
        <table:table-row table:style-name="ro5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26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27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28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26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26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LOSSERS" table:style-name="ta2">
        <table:table-column table:style-name="co6" table:number-columns-repeated="2" table:default-cell-style-name="ce10"/>
        <table:table-column table:style-name="co9" table:default-cell-style-name="ce9"/>
        <table:table-column table:style-name="co6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0">
            <text:p>STOCK</text:p>
          </table:table-cell>
          <table:table-cell office:value-type="string" table:style-name="ce10">
            <text:p>LAST</text:p>
          </table:table-cell>
          <table:table-cell office:value-type="string" table:style-name="ce9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S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-3.51" table:style-name="ce9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RA</text:p>
          </table:table-cell>
          <table:table-cell office:value-type="float" office:value="2.95" table:style-name="ce10">
            <text:p>2.95</text:p>
          </table:table-cell>
          <table:table-cell office:value-type="float" office:value="-3.28" table:style-name="ce9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1.07" table:style-name="ce10">
            <text:p>1.07</text:p>
          </table:table-cell>
          <table:table-cell office:value-type="float" office:value="-20.74" table:style-name="ce9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RC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-11.88" table:style-name="ce9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ED</text:p>
          </table:table-cell>
          <table:table-cell office:value-type="float" office:value="0.89" table:style-name="ce10">
            <text:p>0.89</text:p>
          </table:table-cell>
          <table:table-cell office:value-type="float" office:value="-0.18" table:style-name="ce9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3">
        <table:table-column table:style-name="co10" table:default-cell-style-name="ce1"/>
        <table:table-column table:style-name="co10" table:default-cell-style-name="ce29"/>
        <table:table-column table:style-name="co6" table:default-cell-style-name="ce1"/>
        <table:table-column table:style-name="co6" table:default-cell-style-name="ce30"/>
        <table:table-column table:style-name="co6" table:default-cell-style-name="ce9"/>
        <table:table-column table:style-name="co6" table:number-columns-repeated="2" table:default-cell-style-name="ce3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29"/>
          <table:table-cell table:style-name="ce1"/>
          <table:table-cell table:style-name="ce30"/>
          <table:table-cell table:style-name="ce9"/>
          <table:table-cell table:number-columns-repeated="2" table:style-name="ce3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3">
            <text:p>OPEN</text:p>
          </table:table-cell>
          <table:table-cell office:value-type="string" table:style-name="ce33">
            <text:p>CLOSE</text:p>
          </table:table-cell>
          <table:table-cell office:value-type="string" table:style-name="ce33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03000" table:style-name="ce29">
            <text:p>5,803,000</text:p>
          </table:table-cell>
          <table:table-cell office:value-type="float" office:value="1.05" table:style-name="ce10">
            <text:p>1.05</text:p>
          </table:table-cell>
          <table:table-cell office:value-type="float" office:value="1.07" table:style-name="ce9">
            <text:p>1.07</text:p>
          </table:table-cell>
          <table:table-cell office:value-type="float" office:value="1.01" table:style-name="ce9">
            <text:p>1.01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1.03" table:style-name="ce9">
            <text:p>1.03</text:p>
          </table:table-cell>
          <table:table-cell office:value-type="float" office:value="353" table:style-name="ce29">
            <text:p>353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2643000" table:style-name="ce29">
            <text:p>12,643,000</text:p>
          </table:table-cell>
          <table:table-cell office:value-type="float" office:value="0.89" table:style-name="ce10">
            <text:p>0.89</text:p>
          </table:table-cell>
          <table:table-cell office:value-type="float" office:value="1.02" table:style-name="ce9">
            <text:p>1.02</text:p>
          </table:table-cell>
          <table:table-cell office:value-type="float" office:value="0.89" table:style-name="ce9">
            <text:p>0.89</text:p>
          </table:table-cell>
          <table:table-cell office:value-type="float" office:value="1.03" table:style-name="ce9">
            <text:p>1.03</text:p>
          </table:table-cell>
          <table:table-cell office:value-type="float" office:value="0.88" table:style-name="ce9">
            <text:p>0.88</text:p>
          </table:table-cell>
          <table:table-cell office:value-type="float" office:value="723" table:style-name="ce29">
            <text:p>723</text:p>
          </table:table-cell>
          <table:table-cell office:value-type="float" office:value="-11.88" table:style-name="ce10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4587000" table:style-name="ce29">
            <text:p>34,587,000</text:p>
          </table:table-cell>
          <table:table-cell office:value-type="float" office:value="1.04" table:style-name="ce10">
            <text:p>1.04</text:p>
          </table:table-cell>
          <table:table-cell office:value-type="float" office:value="0.89" table:style-name="ce9">
            <text:p>0.89</text:p>
          </table:table-cell>
          <table:table-cell office:value-type="float" office:value="1" table:style-name="ce9">
            <text:p>1.00</text:p>
          </table:table-cell>
          <table:table-cell office:value-type="float" office:value="1.06" table:style-name="ce9">
            <text:p>1.06</text:p>
          </table:table-cell>
          <table:table-cell office:value-type="float" office:value="0.84" table:style-name="ce9">
            <text:p>0.84</text:p>
          </table:table-cell>
          <table:table-cell office:value-type="float" office:value="1656" table:style-name="ce29">
            <text:p>1,656</text:p>
          </table:table-cell>
          <table:table-cell office:value-type="float" office:value="12.36" table:style-name="ce10">
            <text:p>12.36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3103000" table:style-name="ce29">
            <text:p>13,103,000</text:p>
          </table:table-cell>
          <table:table-cell office:value-type="float" office:value="0.95" table:style-name="ce10">
            <text:p>0.95</text:p>
          </table:table-cell>
          <table:table-cell office:value-type="float" office:value="1.02" table:style-name="ce9">
            <text:p>1.02</text:p>
          </table:table-cell>
          <table:table-cell office:value-type="float" office:value="0.99" table:style-name="ce9">
            <text:p>0.99</text:p>
          </table:table-cell>
          <table:table-cell office:value-type="float" office:value="1.05" table:style-name="ce9">
            <text:p>1.05</text:p>
          </table:table-cell>
          <table:table-cell office:value-type="float" office:value="0.92" table:style-name="ce9">
            <text:p>0.92</text:p>
          </table:table-cell>
          <table:table-cell office:value-type="float" office:value="692" table:style-name="ce29">
            <text:p>692</text:p>
          </table:table-cell>
          <table:table-cell office:value-type="float" office:value="-1" table:style-name="ce10">
            <text:p>-1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5548000" table:style-name="ce34">
            <text:p>5,548,000</text:p>
          </table:table-cell>
          <table:table-cell office:value-type="float" office:value="0.99" table:style-name="ce10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0.98" table:style-name="ce9">
            <text:p>0.98</text:p>
          </table:table-cell>
          <table:table-cell office:value-type="float" office:value="1.04" table:style-name="ce9">
            <text:p>1.04</text:p>
          </table:table-cell>
          <table:table-cell office:value-type="float" office:value="0.93" table:style-name="ce9">
            <text:p>0.93</text:p>
          </table:table-cell>
          <table:table-cell office:value-type="float" office:value="355" table:style-name="ce29">
            <text:p>355</text:p>
          </table:table-cell>
          <table:table-cell office:value-type="float" office:value="2.08" table:style-name="ce10">
            <text:p>2.08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6312000" table:style-name="ce29">
            <text:p>6,312,000</text:p>
          </table:table-cell>
          <table:table-cell office:value-type="float" office:value="0.99" table:style-name="ce10">
            <text:p>0.99</text:p>
          </table:table-cell>
          <table:table-cell office:value-type="float" office:value="1" table:style-name="ce9">
            <text:p>1.00</text:p>
          </table:table-cell>
          <table:table-cell office:value-type="float" office:value="0.97" table:style-name="ce9">
            <text:p>0.97</text:p>
          </table:table-cell>
          <table:table-cell office:value-type="float" office:value="1" table:style-name="ce9">
            <text:p>1.00</text:p>
          </table:table-cell>
          <table:table-cell office:value-type="float" office:value="0.96" table:style-name="ce9">
            <text:p>0.96</text:p>
          </table:table-cell>
          <table:table-cell office:value-type="float" office:value="271" table:style-name="ce29">
            <text:p>271</text:p>
          </table:table-cell>
          <table:table-cell office:value-type="float" office:value="-3" table:style-name="ce10">
            <text:p>-3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293000" table:style-name="ce29">
            <text:p>1,293,000</text:p>
          </table:table-cell>
          <table:table-cell office:value-type="float" office:value="0.97" table:style-name="ce10">
            <text:p>0.97</text:p>
          </table:table-cell>
          <table:table-cell office:value-type="float" office:value="0.98" table:style-name="ce9">
            <text:p>0.98</text:p>
          </table:table-cell>
          <table:table-cell office:value-type="float" office:value="0.97" table:style-name="ce9">
            <text:p>0.97</text:p>
          </table:table-cell>
          <table:table-cell office:value-type="float" office:value="0.99" table:style-name="ce9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35">
            <text:p>9/27/2016</text:p>
          </table:table-cell>
          <table:table-cell office:value-type="float" office:value="6116000" table:style-name="ce29">
            <text:p>6,116,000</text:p>
          </table:table-cell>
          <table:table-cell office:value-type="float" office:value="0.92" table:style-name="ce10">
            <text:p>0.92</text:p>
          </table:table-cell>
          <table:table-cell office:value-type="float" office:value="0.92" table:style-name="ce9">
            <text:p>0.92</text:p>
          </table:table-cell>
          <table:table-cell office:value-type="float" office:value="0.88" table:style-name="ce9">
            <text:p>0.88</text:p>
          </table:table-cell>
          <table:table-cell office:value-type="float" office:value="0.94" table:style-name="ce9">
            <text:p>0.94</text:p>
          </table:table-cell>
          <table:table-cell office:value-type="float" office:value="0.88" table:style-name="ce9">
            <text:p>0.88</text:p>
          </table:table-cell>
          <table:table-cell office:value-type="float" office:value="281" table:style-name="ce29">
            <text:p>281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243000" table:style-name="ce29">
            <text:p>1,243,000</text:p>
          </table:table-cell>
          <table:table-cell office:value-type="float" office:value="0.94" table:style-name="ce10">
            <text:p>0.94</text:p>
          </table:table-cell>
          <table:table-cell office:value-type="float" office:value="0.94" table:style-name="ce9">
            <text:p>0.94</text:p>
          </table:table-cell>
          <table:table-cell office:value-type="float" office:value="0.95" table:style-name="ce9">
            <text:p>0.95</text:p>
          </table:table-cell>
          <table:table-cell office:value-type="float" office:value="0.96" table:style-name="ce9">
            <text:p>0.96</text:p>
          </table:table-cell>
          <table:table-cell office:value-type="float" office:value="0.93" table:style-name="ce9">
            <text:p>0.93</text:p>
          </table:table-cell>
          <table:table-cell office:value-type="float" office:value="100" table:style-name="ce29">
            <text:p>100</text:p>
          </table:table-cell>
          <table:table-cell office:value-type="float" office:value="2.15" table:style-name="ce10">
            <text:p>2.15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870570" table:style-name="ce29">
            <text:p>1,870,570</text:p>
          </table:table-cell>
          <table:table-cell office:value-type="float" office:value="0.92" table:style-name="ce10">
            <text:p>0.92</text:p>
          </table:table-cell>
          <table:table-cell office:value-type="float" office:value="0.93" table:style-name="ce9">
            <text:p>0.93</text:p>
          </table:table-cell>
          <table:table-cell office:value-type="float" office:value="0.93" table:style-name="ce9">
            <text:p>0.93</text:p>
          </table:table-cell>
          <table:table-cell office:value-type="float" office:value="0.95" table:style-name="ce9">
            <text:p>0.95</text:p>
          </table:table-cell>
          <table:table-cell office:value-type="float" office:value="0.9" table:style-name="ce9">
            <text:p>0.90</text:p>
          </table:table-cell>
          <table:table-cell office:value-type="float" office:value="100" table:style-name="ce29">
            <text:p>100</text:p>
          </table:table-cell>
          <table:table-cell office:value-type="float" office:value="-2.11" table:style-name="ce10">
            <text:p>-2.11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7">
            <text:p>10/03/16</text:p>
          </table:table-cell>
          <table:table-cell office:value-type="float" office:value="7196000" table:style-name="ce29">
            <text:p>7,196,000</text:p>
          </table:table-cell>
          <table:table-cell office:value-type="float" office:value="0.88" table:style-name="ce10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8" table:style-name="ce9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6" table:style-name="ce9">
            <text:p>0.86</text:p>
          </table:table-cell>
          <table:table-cell office:value-type="float" office:value="372" table:style-name="ce29">
            <text:p>372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3434000" table:style-name="ce29">
            <text:p>13,434,000</text:p>
          </table:table-cell>
          <table:table-cell office:value-type="float" office:value="0.88" table:style-name="ce10">
            <text:p>0.88</text:p>
          </table:table-cell>
          <table:table-cell office:value-type="float" office:value="0.88" table:style-name="ce9">
            <text:p>0.88</text:p>
          </table:table-cell>
          <table:table-cell office:value-type="float" office:value="0.86" table:style-name="ce9">
            <text:p>0.86</text:p>
          </table:table-cell>
          <table:table-cell office:value-type="float" office:value="0.92" table:style-name="ce9">
            <text:p>0.92</text:p>
          </table:table-cell>
          <table:table-cell office:value-type="float" office:value="0.85" table:style-name="ce9">
            <text:p>0.85</text:p>
          </table:table-cell>
          <table:table-cell office:value-type="float" office:value="467" table:style-name="ce29">
            <text:p>467</text:p>
          </table:table-cell>
          <table:table-cell office:value-type="float" office:value="-2.27" table:style-name="ce10">
            <text:p>-2.27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16225000" table:style-name="ce29">
            <text:p>16,225,000</text:p>
          </table:table-cell>
          <table:table-cell office:value-type="float" office:value="0.82" table:style-name="ce10">
            <text:p>0.82</text:p>
          </table:table-cell>
          <table:table-cell office:value-type="float" office:value="0.85" table:style-name="ce9">
            <text:p>0.85</text:p>
          </table:table-cell>
          <table:table-cell office:value-type="float" office:value="0.8" table:style-name="ce9">
            <text:p>0.80</text:p>
          </table:table-cell>
          <table:table-cell office:value-type="float" office:value="0.85" table:style-name="ce9">
            <text:p>0.85</text:p>
          </table:table-cell>
          <table:table-cell office:value-type="float" office:value="0.79" table:style-name="ce9">
            <text:p>0.79</text:p>
          </table:table-cell>
          <table:table-cell office:value-type="float" office:value="497" table:style-name="ce29">
            <text:p>497</text:p>
          </table:table-cell>
          <table:table-cell office:value-type="float" office:value="-6.98" table:style-name="ce10">
            <text:p>-6.98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3180000" table:style-name="ce29">
            <text:p>3,180,000</text:p>
          </table:table-cell>
          <table:table-cell office:value-type="float" office:value="0.82" table:style-name="ce10">
            <text:p>0.82</text:p>
          </table:table-cell>
          <table:table-cell office:value-type="float" office:value="0.82" table:style-name="ce9">
            <text:p>0.82</text:p>
          </table:table-cell>
          <table:table-cell office:value-type="float" office:value="0.83" table:style-name="ce9">
            <text:p>0.83</text:p>
          </table:table-cell>
          <table:table-cell office:value-type="float" office:value="0.83" table:style-name="ce9">
            <text:p>0.83</text:p>
          </table:table-cell>
          <table:table-cell office:value-type="float" office:value="0.81" table:style-name="ce9">
            <text:p>0.81</text:p>
          </table:table-cell>
          <table:table-cell office:value-type="float" office:value="154" table:style-name="ce29">
            <text:p>154</text:p>
          </table:table-cell>
          <table:table-cell office:value-type="float" office:value="3.75" table:style-name="ce10">
            <text:p>3.75</text:p>
          </table:table-cell>
          <table:table-cell table:number-columns-repeated="16375"/>
        </table:table-row>
        <table:table-row table:style-name="ro1">
          <table:table-cell office:value-type="date" office:date-value="2016-10-07T00:00:00" table:style-name="ce35">
            <text:p>10/7/2016</text:p>
          </table:table-cell>
          <table:table-cell office:value-type="float" office:value="4745000" table:style-name="ce29">
            <text:p>4,745,000</text:p>
          </table:table-cell>
          <table:table-cell office:value-type="float" office:value="0.81" table:style-name="ce10">
            <text:p>0.81</text:p>
          </table:table-cell>
          <table:table-cell office:value-type="float" office:value="0.83" table:style-name="ce9">
            <text:p>0.83</text:p>
          </table:table-cell>
          <table:table-cell office:value-type="float" office:value="0.79" table:style-name="ce9">
            <text:p>0.79</text:p>
          </table:table-cell>
          <table:table-cell office:value-type="float" office:value="0.83" table:style-name="ce9">
            <text:p>0.83</text:p>
          </table:table-cell>
          <table:table-cell office:value-type="float" office:value="0.79" table:style-name="ce9">
            <text:p>0.79</text:p>
          </table:table-cell>
          <table:table-cell office:value-type="float" office:value="231" table:style-name="ce29">
            <text:p>231</text:p>
          </table:table-cell>
          <table:table-cell office:value-type="float" office:value="-4.82" table:style-name="ce10">
            <text:p>-4.82</text:p>
          </table:table-cell>
          <table:table-cell table:number-columns-repeated="16375"/>
        </table:table-row>
        <table:table-row table:number-rows-repeated="11" table:style-name="ro1">
          <table:table-cell table:style-name="ce10"/>
          <table:table-cell table:style-name="ce29"/>
          <table:table-cell table:style-name="ce10"/>
          <table:table-cell table:number-columns-repeated="4" table:style-name="ce9"/>
          <table:table-cell table:style-name="ce29"/>
          <table:table-cell table:style-name="ce10"/>
          <table:table-cell table:number-columns-repeated="16375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3">
        <table:table-column table:style-name="co6" table:default-cell-style-name="ce10"/>
        <table:table-column table:style-name="co11" table:default-cell-style-name="ce29"/>
        <table:table-column table:style-name="co6" table:number-columns-repeated="4" table:default-cell-style-name="ce10"/>
        <table:table-column table:style-name="co12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RC</text:p>
          </table:table-cell>
          <table:table-cell table:style-name="ce29"/>
          <table:table-cell table:number-columns-repeated="5" table:style-name="ce1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33370000" table:style-name="ce29">
            <text:p>133,370,000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59" table:style-name="ce10">
            <text:p>0.159</text:p>
          </table:table-cell>
          <table:table-cell office:value-type="float" office:value="0.188" table:style-name="ce10">
            <text:p>0.188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53" table:style-name="ce10">
            <text:p>0.153</text:p>
          </table:table-cell>
          <table:table-cell office:value-type="float" office:value="744" table:style-name="ce29">
            <text:p>744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5390000" table:style-name="ce29">
            <text:p>255,390,000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88" table:style-name="ce10">
            <text:p>0.188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92" table:style-name="ce10">
            <text:p>0.192</text:p>
          </table:table-cell>
          <table:table-cell office:value-type="float" office:value="0.16" table:style-name="ce10">
            <text:p>0.16</text:p>
          </table:table-cell>
          <table:table-cell office:value-type="float" office:value="1412" table:style-name="ce29">
            <text:p>1,412</text:p>
          </table:table-cell>
          <table:table-cell office:value-type="float" office:value="-12.77" table:style-name="ce10">
            <text:p>-12.77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99780000" table:style-name="ce29">
            <text:p>99,780,000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7399999999999999" table:style-name="ce10">
            <text:p>0.174</text:p>
          </table:table-cell>
          <table:table-cell office:value-type="float" office:value="0.157" table:style-name="ce10">
            <text:p>0.157</text:p>
          </table:table-cell>
          <table:table-cell office:value-type="float" office:value="559" table:style-name="ce29">
            <text:p>559</text:p>
          </table:table-cell>
          <table:table-cell office:value-type="float" office:value="1.2" table:style-name="ce10">
            <text:p>1.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302350000" table:style-name="ce29">
            <text:p>302,350,000</text:p>
          </table:table-cell>
          <table:table-cell office:value-type="float" office:value="0.17299999999999999" table:style-name="ce10">
            <text:p>0.173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6700000000000001" table:style-name="ce10">
            <text:p>0.167</text:p>
          </table:table-cell>
          <table:table-cell office:value-type="float" office:value="1411" table:style-name="ce29">
            <text:p>1,411</text:p>
          </table:table-cell>
          <table:table-cell office:value-type="float" office:value="16.87" table:style-name="ce10">
            <text:p>16.8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349480000" table:style-name="ce29">
            <text:p>349,480,000</text:p>
          </table:table-cell>
          <table:table-cell office:value-type="float" office:value="0.20699999999999999" table:style-name="ce10">
            <text:p>0.207</text:p>
          </table:table-cell>
          <table:table-cell office:value-type="float" office:value="0.193" table:style-name="ce10">
            <text:p>0.193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15" table:style-name="ce10">
            <text:p>0.215</text:p>
          </table:table-cell>
          <table:table-cell office:value-type="float" office:value="0.19" table:style-name="ce10">
            <text:p>0.19</text:p>
          </table:table-cell>
          <table:table-cell office:value-type="float" office:value="1762" table:style-name="ce29">
            <text:p>1,762</text:p>
          </table:table-cell>
          <table:table-cell office:value-type="float" office:value="12.77" table:style-name="ce10">
            <text:p>12.77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33690000" table:style-name="ce29">
            <text:p>333,690,000</text:p>
          </table:table-cell>
          <table:table-cell office:value-type="float" office:value="0.22900000000000001" table:style-name="ce10">
            <text:p>0.229</text:p>
          </table:table-cell>
          <table:table-cell office:value-type="float" office:value="0.245" table:style-name="ce10">
            <text:p>0.245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48" table:style-name="ce10">
            <text:p>0.248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2126" table:style-name="ce29">
            <text:p>2,126</text:p>
          </table:table-cell>
          <table:table-cell office:value-type="float" office:value="-6.22" table:style-name="ce10">
            <text:p>-6.22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233211000" table:style-name="ce29">
            <text:p>233,211,000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3" table:style-name="ce10">
            <text:p>0.23</text:p>
          </table:table-cell>
          <table:table-cell office:value-type="float" office:value="0.24299999999999999" table:style-name="ce10">
            <text:p>0.243</text:p>
          </table:table-cell>
          <table:table-cell office:value-type="float" office:value="0.224" table:style-name="ce10">
            <text:p>0.224</text:p>
          </table:table-cell>
          <table:table-cell office:value-type="float" office:value="1426" table:style-name="ce29">
            <text:p>1,426</text:p>
          </table:table-cell>
          <table:table-cell office:value-type="float" office:value="1.77" table:style-name="ce10">
            <text:p>1.77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51620000" table:style-name="ce29">
            <text:p>251,620,000</text:p>
          </table:table-cell>
          <table:table-cell office:value-type="float" office:value="0.216" table:style-name="ce10">
            <text:p>0.216</text:p>
          </table:table-cell>
          <table:table-cell office:value-type="float" office:value="0.20599999999999999" table:style-name="ce10">
            <text:p>0.206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2800000000000001" table:style-name="ce10">
            <text:p>0.228</text:p>
          </table:table-cell>
          <table:table-cell office:value-type="float" office:value="0.19500000000000001" table:style-name="ce10">
            <text:p>0.195</text:p>
          </table:table-cell>
          <table:table-cell office:value-type="float" office:value="1587" table:style-name="ce29">
            <text:p>1,587</text:p>
          </table:table-cell>
          <table:table-cell office:value-type="float" office:value="1.44" table:style-name="ce10">
            <text:p>1.4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04170000" table:style-name="ce29">
            <text:p>204,170,000</text:p>
          </table:table-cell>
          <table:table-cell office:value-type="float" office:value="0.22" table:style-name="ce10">
            <text:p>0.22</text:p>
          </table:table-cell>
          <table:table-cell office:value-type="float" office:value="0.21099999999999999" table:style-name="ce10">
            <text:p>0.211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0899999999999999" table:style-name="ce10">
            <text:p>0.209</text:p>
          </table:table-cell>
          <table:table-cell office:value-type="float" office:value="1117" table:style-name="ce29">
            <text:p>1,117</text:p>
          </table:table-cell>
          <table:table-cell office:value-type="float" office:value="12.38" table:style-name="ce10">
            <text:p>12.3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7279700" table:style-name="ce29">
            <text:p>147,279,700</text:p>
          </table:table-cell>
          <table:table-cell office:value-type="float" office:value="0.23499999999999999" table:style-name="ce10">
            <text:p>0.235</text:p>
          </table:table-cell>
          <table:table-cell office:value-type="float" office:value="0.23899999999999999" table:style-name="ce10">
            <text:p>0.239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45" table:style-name="ce10">
            <text:p>0.245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1291" table:style-name="ce29">
            <text:p>1,291</text:p>
          </table:table-cell>
          <table:table-cell office:value-type="float" office:value="-3.81" table:style-name="ce10">
            <text:p>-3.81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7">
            <text:p>10/03/16</text:p>
          </table:table-cell>
          <table:table-cell office:value-type="float" office:value="190250000" table:style-name="ce29">
            <text:p>190,250,000</text:p>
          </table:table-cell>
          <table:table-cell office:value-type="float" office:value="0.23100000000000001" table:style-name="ce10">
            <text:p>0.231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15" table:style-name="ce10">
            <text:p>0.215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1299999999999999" table:style-name="ce10">
            <text:p>0.213</text:p>
          </table:table-cell>
          <table:table-cell office:value-type="float" office:value="911" table:style-name="ce29">
            <text:p>911</text:p>
          </table:table-cell>
          <table:table-cell office:value-type="float" office:value="-5.29" table:style-name="ce10">
            <text:p>-5.29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08120000" table:style-name="ce29">
            <text:p>108,120,000</text:p>
          </table:table-cell>
          <table:table-cell office:value-type="float" office:value="0.222" table:style-name="ce10">
            <text:p>0.222</text:p>
          </table:table-cell>
          <table:table-cell office:value-type="float" office:value="0.216" table:style-name="ce10">
            <text:p>0.216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863" table:style-name="ce29">
            <text:p>863</text:p>
          </table:table-cell>
          <table:table-cell office:value-type="float" office:value="-3.26" table:style-name="ce10">
            <text:p>-3.26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224730000" table:style-name="ce29">
            <text:p>224,730,000</text:p>
          </table:table-cell>
          <table:table-cell office:value-type="float" office:value="0.19900000000000001" table:style-name="ce10">
            <text:p>0.199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0.191" table:style-name="ce10">
            <text:p>0.191</text:p>
          </table:table-cell>
          <table:table-cell office:value-type="float" office:value="0.214" table:style-name="ce10">
            <text:p>0.214</text:p>
          </table:table-cell>
          <table:table-cell office:value-type="float" office:value="0.191" table:style-name="ce10">
            <text:p>0.191</text:p>
          </table:table-cell>
          <table:table-cell office:value-type="float" office:value="1406" table:style-name="ce29">
            <text:p>1,406</text:p>
          </table:table-cell>
          <table:table-cell office:value-type="float" office:value="-8.17" table:style-name="ce10">
            <text:p>-8.17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153300000" table:style-name="ce29">
            <text:p>153,300,000</text:p>
          </table:table-cell>
          <table:table-cell office:value-type="float" office:value="0.192" table:style-name="ce10">
            <text:p>0.192</text:p>
          </table:table-cell>
          <table:table-cell office:value-type="float" office:value="0.19600000000000001" table:style-name="ce10">
            <text:p>0.196</text:p>
          </table:table-cell>
          <table:table-cell office:value-type="float" office:value="0.2" table:style-name="ce10">
            <text:p>0.2</text:p>
          </table:table-cell>
          <table:table-cell office:value-type="float" office:value="0.20200000000000001" table:style-name="ce10">
            <text:p>0.202</text:p>
          </table:table-cell>
          <table:table-cell office:value-type="float" office:value="0.19" table:style-name="ce10">
            <text:p>0.19</text:p>
          </table:table-cell>
          <table:table-cell office:value-type="float" office:value="888" table:style-name="ce29">
            <text:p>888</text:p>
          </table:table-cell>
          <table:table-cell office:value-type="float" office:value="4.17" table:style-name="ce10">
            <text:p>4.17</text:p>
          </table:table-cell>
          <table:table-cell table:number-columns-repeated="16375"/>
        </table:table-row>
        <table:table-row table:style-name="ro4">
          <table:table-cell office:value-type="date" office:date-value="2016-10-07T00:00:00" table:style-name="ce35">
            <text:p>10/7/2016</text:p>
          </table:table-cell>
          <table:table-cell office:value-type="float" office:value="68250000" table:style-name="ce29">
            <text:p>68,250,000</text:p>
          </table:table-cell>
          <table:table-cell office:value-type="float" office:value="0.19900000000000001" table:style-name="ce10">
            <text:p>0.199</text:p>
          </table:table-cell>
          <table:table-cell office:value-type="float" office:value="0.20300000000000001" table:style-name="ce10">
            <text:p>0.203</text:p>
          </table:table-cell>
          <table:table-cell office:value-type="float" office:value="0.19500000000000001" table:style-name="ce10">
            <text:p>0.195</text:p>
          </table:table-cell>
          <table:table-cell office:value-type="float" office:value="0.20699999999999999" table:style-name="ce10">
            <text:p>0.207</text:p>
          </table:table-cell>
          <table:table-cell office:value-type="float" office:value="0.19500000000000001" table:style-name="ce10">
            <text:p>0.195</text:p>
          </table:table-cell>
          <table:table-cell office:value-type="float" office:value="519" table:style-name="ce29">
            <text:p>519</text:p>
          </table:table-cell>
          <table:table-cell office:value-type="float" office:value="-2.5" table:style-name="ce10">
            <text:p>-2.5</text:p>
          </table:table-cell>
          <table:table-cell table:number-columns-repeated="16375"/>
        </table:table-row>
        <table:table-row table:number-rows-repeated="1048559" table:style-name="ro4">
          <table:table-cell table:number-columns-repeated="16384"/>
        </table:table-row>
      </table:table>
      <table:table table:name="VITA" table:style-name="ta3">
        <table:table-column table:style-name="co6" table:default-cell-style-name="ce10"/>
        <table:table-column table:style-name="co13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36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ITA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36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7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26000" table:style-name="ce29">
            <text:p>5,826,000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2.48" table:style-name="ce10">
            <text:p>2.48</text:p>
          </table:table-cell>
          <table:table-cell office:value-type="float" office:value="2.33" table:style-name="ce10">
            <text:p>2.33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2.42" table:style-name="ce9">
            <text:p>2.42</text:p>
          </table:table-cell>
          <table:table-cell office:value-type="float" office:value="411" table:style-name="ce29">
            <text:p>411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3960000" table:style-name="ce29">
            <text:p>13,960,000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1" table:style-name="ce10">
            <text:p>2.3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4" table:style-name="ce10">
            <text:p>2.34</text:p>
          </table:table-cell>
          <table:table-cell office:value-type="float" office:value="2.19" table:style-name="ce9">
            <text:p>2.19</text:p>
          </table:table-cell>
          <table:table-cell office:value-type="float" office:value="919" table:style-name="ce29">
            <text:p>919</text:p>
          </table:table-cell>
          <table:table-cell office:value-type="float" office:value="-5.58" table:style-name="ce36">
            <text:p>-5.5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8627000" table:style-name="ce29">
            <text:p>38,627,000</text:p>
          </table:table-cell>
          <table:table-cell office:value-type="float" office:value="2.42" table:style-name="ce10">
            <text:p>2.42</text:p>
          </table:table-cell>
          <table:table-cell office:value-type="float" office:value="2.16" table:style-name="ce10">
            <text:p>2.16</text:p>
          </table:table-cell>
          <table:table-cell office:value-type="float" office:value="2.36" table:style-name="ce10">
            <text:p>2.36</text:p>
          </table:table-cell>
          <table:table-cell office:value-type="float" office:value="2.48" table:style-name="ce10">
            <text:p>2.48</text:p>
          </table:table-cell>
          <table:table-cell office:value-type="float" office:value="2.0699999999999998" table:style-name="ce9">
            <text:p>2.07</text:p>
          </table:table-cell>
          <table:table-cell office:value-type="float" office:value="2024" table:style-name="ce29">
            <text:p>2,024</text:p>
          </table:table-cell>
          <table:table-cell office:value-type="float" office:value="7.27" table:style-name="ce36">
            <text:p>7.2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9971000" table:style-name="ce29">
            <text:p>9,971,000</text:p>
          </table:table-cell>
          <table:table-cell office:value-type="float" office:value="2.4" table:style-name="ce10">
            <text:p>2.4</text:p>
          </table:table-cell>
          <table:table-cell office:value-type="float" office:value="2.37" table:style-name="ce10">
            <text:p>2.37</text:p>
          </table:table-cell>
          <table:table-cell office:value-type="float" office:value="2.38" table:style-name="ce10">
            <text:p>2.3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9">
            <text:p>2.35</text:p>
          </table:table-cell>
          <table:table-cell office:value-type="float" office:value="604" table:style-name="ce29">
            <text:p>604</text:p>
          </table:table-cell>
          <table:table-cell office:value-type="float" office:value="0.85" table:style-name="ce36">
            <text:p>0.85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7716000" table:style-name="ce29">
            <text:p>17,716,000</text:p>
          </table:table-cell>
          <table:table-cell office:value-type="float" office:value="2.57" table:style-name="ce10">
            <text:p>2.57</text:p>
          </table:table-cell>
          <table:table-cell office:value-type="float" office:value="2.62" table:style-name="ce10">
            <text:p>2.62</text:p>
          </table:table-cell>
          <table:table-cell office:value-type="float" office:value="2.6" table:style-name="ce10">
            <text:p>2.6</text:p>
          </table:table-cell>
          <table:table-cell office:value-type="float" office:value="2.67" table:style-name="ce10">
            <text:p>2.67</text:p>
          </table:table-cell>
          <table:table-cell office:value-type="float" office:value="2.5" table:style-name="ce9">
            <text:p>2.50</text:p>
          </table:table-cell>
          <table:table-cell office:value-type="float" office:value="267" table:style-name="ce29">
            <text:p>267</text:p>
          </table:table-cell>
          <table:table-cell office:value-type="float" office:value="-1.52" table:style-name="ce36">
            <text:p>-1.52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9676000" table:style-name="ce29">
            <text:p>9,676,000</text:p>
          </table:table-cell>
          <table:table-cell office:value-type="float" office:value="2.5" table:style-name="ce10">
            <text:p>2.5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2.52" table:style-name="ce10">
            <text:p>2.52</text:p>
          </table:table-cell>
          <table:table-cell office:value-type="float" office:value="2.39" table:style-name="ce9">
            <text:p>2.39</text:p>
          </table:table-cell>
          <table:table-cell office:value-type="float" office:value="737" table:style-name="ce29">
            <text:p>737</text:p>
          </table:table-cell>
          <table:table-cell office:value-type="float" office:value="-0.4" table:style-name="ce36">
            <text:p>-0.4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4835000" table:style-name="ce29">
            <text:p>14,835,000</text:p>
          </table:table-cell>
          <table:table-cell office:value-type="float" office:value="2.48" table:style-name="ce10">
            <text:p>2.4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10">
            <text:p>2.35</text:p>
          </table:table-cell>
          <table:table-cell office:value-type="float" office:value="2.54" table:style-name="ce10">
            <text:p>2.54</text:p>
          </table:table-cell>
          <table:table-cell office:value-type="float" office:value="2.33" table:style-name="ce9">
            <text:p>2.33</text:p>
          </table:table-cell>
          <table:table-cell office:value-type="float" office:value="948" table:style-name="ce10">
            <text:p>948</text:p>
          </table:table-cell>
          <table:table-cell office:value-type="float" office:value="-4.8600000000000003" table:style-name="ce36">
            <text:p>-4.86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11009000" table:style-name="ce29">
            <text:p>11,009,000</text:p>
          </table:table-cell>
          <table:table-cell office:value-type="float" office:value="2.25" table:style-name="ce10">
            <text:p>2.25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4" table:style-name="ce10">
            <text:p>2.34</text:p>
          </table:table-cell>
          <table:table-cell office:value-type="float" office:value="2.35" table:style-name="ce10">
            <text:p>2.35</text:p>
          </table:table-cell>
          <table:table-cell office:value-type="float" office:value="2.21" table:style-name="ce9">
            <text:p>2.21</text:p>
          </table:table-cell>
          <table:table-cell office:value-type="float" office:value="701" table:style-name="ce29">
            <text:p>701</text:p>
          </table:table-cell>
          <table:table-cell office:value-type="float" office:value="1.74" table:style-name="ce36">
            <text:p>1.7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069000" table:style-name="ce29">
            <text:p>8,069,000</text:p>
          </table:table-cell>
          <table:table-cell office:value-type="float" office:value="2.35" table:style-name="ce10">
            <text:p>2.35</text:p>
          </table:table-cell>
          <table:table-cell office:value-type="float" office:value="2.34" table:style-name="ce10">
            <text:p>2.34</text:p>
          </table:table-cell>
          <table:table-cell office:value-type="float" office:value="2.38" table:style-name="ce10">
            <text:p>2.38</text:p>
          </table:table-cell>
          <table:table-cell office:value-type="float" office:value="2.4" table:style-name="ce10">
            <text:p>2.4</text:p>
          </table:table-cell>
          <table:table-cell office:value-type="float" office:value="2.33" table:style-name="ce9">
            <text:p>2.33</text:p>
          </table:table-cell>
          <table:table-cell office:value-type="float" office:value="450" table:style-name="ce29">
            <text:p>450</text:p>
          </table:table-cell>
          <table:table-cell office:value-type="float" office:value="1.28" table:style-name="ce36">
            <text:p>1.2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22393240" table:style-name="ce29">
            <text:p>22,393,240</text:p>
          </table:table-cell>
          <table:table-cell office:value-type="float" office:value="2.36" table:style-name="ce10">
            <text:p>2.36</text:p>
          </table:table-cell>
          <table:table-cell office:value-type="float" office:value="2.39" table:style-name="ce10">
            <text:p>2.39</text:p>
          </table:table-cell>
          <table:table-cell office:value-type="float" office:value="2.34" table:style-name="ce10">
            <text:p>2.34</text:p>
          </table:table-cell>
          <table:table-cell office:value-type="float" office:value="2.42" table:style-name="ce10">
            <text:p>2.42</text:p>
          </table:table-cell>
          <table:table-cell office:value-type="float" office:value="2.34" table:style-name="ce9">
            <text:p>2.34</text:p>
          </table:table-cell>
          <table:table-cell office:value-type="float" office:value="440" table:style-name="ce29">
            <text:p>440</text:p>
          </table:table-cell>
          <table:table-cell office:value-type="float" office:value="-1.68" table:style-name="ce36">
            <text:p>-1.6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3960000" table:style-name="ce29">
            <text:p>3,960,000</text:p>
          </table:table-cell>
          <table:table-cell office:value-type="float" office:value="2.33" table:style-name="ce10">
            <text:p>2.33</text:p>
          </table:table-cell>
          <table:table-cell office:value-type="float" office:value="2.35" table:style-name="ce10">
            <text:p>2.35</text:p>
          </table:table-cell>
          <table:table-cell office:value-type="float" office:value="2.29" table:style-name="ce10">
            <text:p>2.29</text:p>
          </table:table-cell>
          <table:table-cell office:value-type="float" office:value="2.38" table:style-name="ce10">
            <text:p>2.38</text:p>
          </table:table-cell>
          <table:table-cell office:value-type="float" office:value="2.29" table:style-name="ce9">
            <text:p>2.29</text:p>
          </table:table-cell>
          <table:table-cell office:value-type="float" office:value="384" table:style-name="ce29">
            <text:p>384</text:p>
          </table:table-cell>
          <table:table-cell office:value-type="float" office:value="-2.14" table:style-name="ce36">
            <text:p>-2.14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790000" table:style-name="ce29">
            <text:p>2,790,000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2.29" table:style-name="ce10">
            <text:p>2.29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199999999999998" table:style-name="ce10">
            <text:p>2.32</text:p>
          </table:table-cell>
          <table:table-cell office:value-type="float" office:value="2.2400000000000002" table:style-name="ce9">
            <text:p>2.24</text:p>
          </table:table-cell>
          <table:table-cell office:value-type="float" office:value="305" table:style-name="ce29">
            <text:p>305</text:p>
          </table:table-cell>
          <table:table-cell office:value-type="float" office:value="-0.44" table:style-name="ce36">
            <text:p>-0.44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7746000" table:style-name="ce29">
            <text:p>7,746,000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1" table:style-name="ce10">
            <text:p>2.31</text:p>
          </table:table-cell>
          <table:table-cell office:value-type="float" office:value="2.2400000000000002" table:style-name="ce9">
            <text:p>2.24</text:p>
          </table:table-cell>
          <table:table-cell office:value-type="float" office:value="336" table:style-name="ce29">
            <text:p>336</text:p>
          </table:table-cell>
          <table:table-cell office:value-type="float" office:value="0" table:style-name="ce36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5104000" table:style-name="ce29">
            <text:p>5,104,000</text:p>
          </table:table-cell>
          <table:table-cell office:value-type="float" office:value="2.31" table:style-name="ce10">
            <text:p>2.31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4" table:style-name="ce10">
            <text:p>2.34</text:p>
          </table:table-cell>
          <table:table-cell office:value-type="float" office:value="2.25" table:style-name="ce9">
            <text:p>2.25</text:p>
          </table:table-cell>
          <table:table-cell office:value-type="float" office:value="351" table:style-name="ce29">
            <text:p>351</text:p>
          </table:table-cell>
          <table:table-cell office:value-type="float" office:value="0" table:style-name="ce36">
            <text:p>0</text:p>
          </table:table-cell>
          <table:table-cell table:number-columns-repeated="16375"/>
        </table:table-row>
        <table:table-row table:style-name="ro4">
          <table:table-cell office:value-type="date" office:date-value="2016-10-07T00:00:00" table:style-name="ce35">
            <text:p>10/7/2016</text:p>
          </table:table-cell>
          <table:table-cell office:value-type="float" office:value="13430000" table:style-name="ce29">
            <text:p>13,430,000</text:p>
          </table:table-cell>
          <table:table-cell office:value-type="float" office:value="2.31" table:style-name="ce10">
            <text:p>2.31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8" table:style-name="ce10">
            <text:p>2.38</text:p>
          </table:table-cell>
          <table:table-cell office:value-type="float" office:value="2.41" table:style-name="ce10">
            <text:p>2.41</text:p>
          </table:table-cell>
          <table:table-cell office:value-type="float" office:value="2.2799999999999998" table:style-name="ce9">
            <text:p>2.28</text:p>
          </table:table-cell>
          <table:table-cell office:value-type="float" office:value="930" table:style-name="ce29">
            <text:p>930</text:p>
          </table:table-cell>
          <table:table-cell office:value-type="float" office:value="4.3899999999999997" table:style-name="ce36">
            <text:p>4.39</text:p>
          </table:table-cell>
          <table:table-cell table:number-columns-repeated="16375"/>
        </table:table-row>
        <table:table-row table:number-rows-repeated="1048559" table:style-name="ro4">
          <table:table-cell table:number-columns-repeated="16384"/>
        </table:table-row>
      </table:table>
      <table:table table:name="BLOOM" table:style-name="ta2">
        <table:table-column table:style-name="co6" table:default-cell-style-name="ce10"/>
        <table:table-column table:style-name="co14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BLOOM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7971000" table:style-name="ce29">
            <text:p>7,971,000</text:p>
          </table:table-cell>
          <table:table-cell office:value-type="float" office:value="5.4" table:style-name="ce10">
            <text:p>5.4</text:p>
          </table:table-cell>
          <table:table-cell office:value-type="float" office:value="5.16" table:style-name="ce10">
            <text:p>5.16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16" table:style-name="ce9">
            <text:p>5.16</text:p>
          </table:table-cell>
          <table:table-cell office:value-type="float" office:value="785" table:style-name="ce29">
            <text:p>785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671000" table:style-name="ce29">
            <text:p>25,671,000</text:p>
          </table:table-cell>
          <table:table-cell office:value-type="float" office:value="5.31" table:style-name="ce10">
            <text:p>5.31</text:p>
          </table:table-cell>
          <table:table-cell office:value-type="float" office:value="5.4" table:style-name="ce10">
            <text:p>5.4</text:p>
          </table:table-cell>
          <table:table-cell office:value-type="float" office:value="5.31" table:style-name="ce10">
            <text:p>5.31</text:p>
          </table:table-cell>
          <table:table-cell office:value-type="float" office:value="5.54" table:style-name="ce10">
            <text:p>5.54</text:p>
          </table:table-cell>
          <table:table-cell office:value-type="float" office:value="5.31" table:style-name="ce9">
            <text:p>5.31</text:p>
          </table:table-cell>
          <table:table-cell office:value-type="float" office:value="1203" table:style-name="ce29">
            <text:p>1,203</text:p>
          </table:table-cell>
          <table:table-cell office:value-type="float" office:value="-0.75" table:style-name="ce10">
            <text:p>-0.75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14241400" table:style-name="ce29">
            <text:p>14,241,400</text:p>
          </table:table-cell>
          <table:table-cell office:value-type="float" office:value="5.27" table:style-name="ce10">
            <text:p>5.27</text:p>
          </table:table-cell>
          <table:table-cell office:value-type="float" office:value="5.31" table:style-name="ce10">
            <text:p>5.31</text:p>
          </table:table-cell>
          <table:table-cell office:value-type="float" office:value="5.2" table:style-name="ce10">
            <text:p>5.2</text:p>
          </table:table-cell>
          <table:table-cell office:value-type="float" office:value="5.36" table:style-name="ce10">
            <text:p>5.36</text:p>
          </table:table-cell>
          <table:table-cell office:value-type="float" office:value="5.17" table:style-name="ce9">
            <text:p>5.17</text:p>
          </table:table-cell>
          <table:table-cell office:value-type="float" office:value="855" table:style-name="ce29">
            <text:p>855</text:p>
          </table:table-cell>
          <table:table-cell office:value-type="float" office:value="-2.0699999999999998" table:style-name="ce10">
            <text:p>-2.0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5723000" table:style-name="ce29">
            <text:p>15,723,000</text:p>
          </table:table-cell>
          <table:table-cell office:value-type="float" office:value="5.22" table:style-name="ce10">
            <text:p>5.22</text:p>
          </table:table-cell>
          <table:table-cell office:value-type="float" office:value="5.2" table:style-name="ce10">
            <text:p>5.2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5.39" table:style-name="ce10">
            <text:p>5.39</text:p>
          </table:table-cell>
          <table:table-cell office:value-type="float" office:value="5.09" table:style-name="ce9">
            <text:p>5.09</text:p>
          </table:table-cell>
          <table:table-cell office:value-type="float" office:value="1047" table:style-name="ce29">
            <text:p>1,047</text:p>
          </table:table-cell>
          <table:table-cell office:value-type="float" office:value="-1.92" table:style-name="ce10">
            <text:p>-1.92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4351500" table:style-name="ce29">
            <text:p>14,351,500</text:p>
          </table:table-cell>
          <table:table-cell office:value-type="float" office:value="5.62" table:style-name="ce10">
            <text:p>5.62</text:p>
          </table:table-cell>
          <table:table-cell office:value-type="float" office:value="5.44" table:style-name="ce10">
            <text:p>5.44</text:p>
          </table:table-cell>
          <table:table-cell office:value-type="float" office:value="5.5" table:style-name="ce10">
            <text:p>5.5</text:p>
          </table:table-cell>
          <table:table-cell office:value-type="float" office:value="5.66" table:style-name="ce10">
            <text:p>5.66</text:p>
          </table:table-cell>
          <table:table-cell office:value-type="float" office:value="5.44" table:style-name="ce9">
            <text:p>5.44</text:p>
          </table:table-cell>
          <table:table-cell office:value-type="float" office:value="1294" table:style-name="ce29">
            <text:p>1,294</text:p>
          </table:table-cell>
          <table:table-cell office:value-type="float" office:value="2.61" table:style-name="ce10">
            <text:p>2.61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10762400" table:style-name="ce29">
            <text:p>10,762,400</text:p>
          </table:table-cell>
          <table:table-cell office:value-type="float" office:value="5.47" table:style-name="ce10">
            <text:p>5.47</text:p>
          </table:table-cell>
          <table:table-cell office:value-type="float" office:value="5.54" table:style-name="ce10">
            <text:p>5.54</text:p>
          </table:table-cell>
          <table:table-cell office:value-type="float" office:value="5.39" table:style-name="ce10">
            <text:p>5.39</text:p>
          </table:table-cell>
          <table:table-cell office:value-type="float" office:value="5.59" table:style-name="ce10">
            <text:p>5.59</text:p>
          </table:table-cell>
          <table:table-cell office:value-type="float" office:value="5.39" table:style-name="ce9">
            <text:p>5.39</text:p>
          </table:table-cell>
          <table:table-cell office:value-type="float" office:value="751" table:style-name="ce29">
            <text:p>751</text:p>
          </table:table-cell>
          <table:table-cell office:value-type="float" office:value="-2.36" table:style-name="ce10">
            <text:p>-2.36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4807200" table:style-name="ce29">
            <text:p>4,807,200</text:p>
          </table:table-cell>
          <table:table-cell office:value-type="float" office:value="5.41" table:style-name="ce10">
            <text:p>5.41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35" table:style-name="ce9">
            <text:p>5.35</text:p>
          </table:table-cell>
          <table:table-cell office:value-type="float" office:value="370" table:style-name="ce10">
            <text:p>370</text:p>
          </table:table-cell>
          <table:table-cell office:value-type="float" office:value="-0.74" table:style-name="ce10">
            <text:p>-0.74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55798200" table:style-name="ce29">
            <text:p>55,798,200</text:p>
          </table:table-cell>
          <table:table-cell office:value-type="float" office:value="4.75" table:style-name="ce10">
            <text:p>4.75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10">
            <text:p>4.64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9">
            <text:p>4.64</text:p>
          </table:table-cell>
          <table:table-cell office:value-type="float" office:value="3322" table:style-name="ce29">
            <text:p>3,322</text:p>
          </table:table-cell>
          <table:table-cell office:value-type="float" office:value="-8.66" table:style-name="ce10">
            <text:p>-8.66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6864000" table:style-name="ce29">
            <text:p>26,864,000</text:p>
          </table:table-cell>
          <table:table-cell office:value-type="float" office:value="4.78" table:style-name="ce10">
            <text:p>4.78</text:p>
          </table:table-cell>
          <table:table-cell office:value-type="float" office:value="4.93" table:style-name="ce10">
            <text:p>4.93</text:p>
          </table:table-cell>
          <table:table-cell office:value-type="float" office:value="4.71" table:style-name="ce10">
            <text:p>4.71</text:p>
          </table:table-cell>
          <table:table-cell office:value-type="float" office:value="4.93" table:style-name="ce10">
            <text:p>4.93</text:p>
          </table:table-cell>
          <table:table-cell office:value-type="float" office:value="4.7" table:style-name="ce9">
            <text:p>4.70</text:p>
          </table:table-cell>
          <table:table-cell office:value-type="float" office:value="1650" table:style-name="ce29">
            <text:p>1,650</text:p>
          </table:table-cell>
          <table:table-cell office:value-type="float" office:value="-4.2699999999999996" table:style-name="ce10">
            <text:p>-4.27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01590920" table:style-name="ce29">
            <text:p>101,590,92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8" table:style-name="ce10">
            <text:p>4.6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68" table:style-name="ce10">
            <text:p>4.68</text:p>
          </table:table-cell>
          <table:table-cell office:value-type="float" office:value="4.5" table:style-name="ce9">
            <text:p>4.50</text:p>
          </table:table-cell>
          <table:table-cell office:value-type="float" office:value="1496" table:style-name="ce29">
            <text:p>1,496</text:p>
          </table:table-cell>
          <table:table-cell office:value-type="float" office:value="-3.18" table:style-name="ce10">
            <text:p>-3.1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5955000" table:style-name="ce29">
            <text:p>5,955,000</text:p>
          </table:table-cell>
          <table:table-cell office:value-type="float" office:value="4.58" table:style-name="ce10">
            <text:p>4.5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4" table:style-name="ce10">
            <text:p>4.54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" table:style-name="ce9">
            <text:p>4.50</text:p>
          </table:table-cell>
          <table:table-cell office:value-type="float" office:value="583" table:style-name="ce29">
            <text:p>583</text:p>
          </table:table-cell>
          <table:table-cell office:value-type="float" office:value="-0.44" table:style-name="ce10">
            <text:p>-0.44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2736000" table:style-name="ce29">
            <text:p>12,736,000</text:p>
          </table:table-cell>
          <table:table-cell office:value-type="float" office:value="4.58" table:style-name="ce10">
            <text:p>4.58</text:p>
          </table:table-cell>
          <table:table-cell office:value-type="float" office:value="4.54" table:style-name="ce10">
            <text:p>4.54</text:p>
          </table:table-cell>
          <table:table-cell office:value-type="float" office:value="4.51" table:style-name="ce10">
            <text:p>4.51</text:p>
          </table:table-cell>
          <table:table-cell office:value-type="float" office:value="4.62" table:style-name="ce10">
            <text:p>4.62</text:p>
          </table:table-cell>
          <table:table-cell office:value-type="float" office:value="4.51" table:style-name="ce9">
            <text:p>4.51</text:p>
          </table:table-cell>
          <table:table-cell office:value-type="float" office:value="976" table:style-name="ce29">
            <text:p>976</text:p>
          </table:table-cell>
          <table:table-cell office:value-type="float" office:value="-0.66" table:style-name="ce10">
            <text:p>-0.66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9342000" table:style-name="ce29">
            <text:p>9,342,000</text:p>
          </table:table-cell>
          <table:table-cell office:value-type="float" office:value="4.4400000000000004" table:style-name="ce10">
            <text:p>4.44</text:p>
          </table:table-cell>
          <table:table-cell office:value-type="float" office:value="4.51" table:style-name="ce10">
            <text:p>4.51</text:p>
          </table:table-cell>
          <table:table-cell office:value-type="float" office:value="4.4400000000000004" table:style-name="ce10">
            <text:p>4.44</text:p>
          </table:table-cell>
          <table:table-cell office:value-type="float" office:value="4.5199999999999996" table:style-name="ce10">
            <text:p>4.52</text:p>
          </table:table-cell>
          <table:table-cell office:value-type="float" office:value="4.37" table:style-name="ce9">
            <text:p>4.37</text:p>
          </table:table-cell>
          <table:table-cell office:value-type="float" office:value="766" table:style-name="ce29">
            <text:p>766</text:p>
          </table:table-cell>
          <table:table-cell office:value-type="float" office:value="-1.55" table:style-name="ce10">
            <text:p>-1.55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7342000" table:style-name="ce29">
            <text:p>7,342,000</text:p>
          </table:table-cell>
          <table:table-cell office:value-type="float" office:value="4.53" table:style-name="ce10">
            <text:p>4.53</text:p>
          </table:table-cell>
          <table:table-cell office:value-type="float" office:value="4.45" table:style-name="ce10">
            <text:p>4.45</text:p>
          </table:table-cell>
          <table:table-cell office:value-type="float" office:value="4.67" table:style-name="ce10">
            <text:p>4.67</text:p>
          </table:table-cell>
          <table:table-cell office:value-type="float" office:value="4.67" table:style-name="ce10">
            <text:p>4.67</text:p>
          </table:table-cell>
          <table:table-cell office:value-type="float" office:value="4.45" table:style-name="ce9">
            <text:p>4.45</text:p>
          </table:table-cell>
          <table:table-cell office:value-type="float" office:value="883" table:style-name="ce29">
            <text:p>883</text:p>
          </table:table-cell>
          <table:table-cell office:value-type="float" office:value="5.18" table:style-name="ce10">
            <text:p>5.18</text:p>
          </table:table-cell>
          <table:table-cell table:number-columns-repeated="16375"/>
        </table:table-row>
        <table:table-row table:style-name="ro4">
          <table:table-cell office:value-type="date" office:date-value="2016-10-07T00:00:00" table:style-name="ce35">
            <text:p>10/7/2016</text:p>
          </table:table-cell>
          <table:table-cell office:value-type="float" office:value="3501000" table:style-name="ce29">
            <text:p>3,501,000</text:p>
          </table:table-cell>
          <table:table-cell office:value-type="float" office:value="4.6399999999999997" table:style-name="ce10">
            <text:p>4.64</text:p>
          </table:table-cell>
          <table:table-cell office:value-type="float" office:value="4.7" table:style-name="ce10">
            <text:p>4.7</text:p>
          </table:table-cell>
          <table:table-cell office:value-type="float" office:value="4.53" table:style-name="ce10">
            <text:p>4.53</text:p>
          </table:table-cell>
          <table:table-cell office:value-type="float" office:value="4.7" table:style-name="ce10">
            <text:p>4.7</text:p>
          </table:table-cell>
          <table:table-cell office:value-type="float" office:value="4.51" table:style-name="ce9">
            <text:p>4.51</text:p>
          </table:table-cell>
          <table:table-cell office:value-type="float" office:value="538" table:style-name="ce29">
            <text:p>538</text:p>
          </table:table-cell>
          <table:table-cell office:value-type="float" office:value="-3" table:style-name="ce10">
            <text:p>-3</text:p>
          </table:table-cell>
          <table:table-cell table:number-columns-repeated="16375"/>
        </table:table-row>
        <table:table-row table:number-rows-repeated="1048559" table:style-name="ro4">
          <table:table-cell table:number-columns-repeated="16384"/>
        </table:table-row>
      </table:table>
      <table:table table:name="MEG" table:style-name="ta2">
        <table:table-column table:style-name="co6" table:default-cell-style-name="ce10"/>
        <table:table-column table:style-name="co15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EG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5470000" table:style-name="ce29">
            <text:p>15,470,00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9">
            <text:p>4.55</text:p>
          </table:table-cell>
          <table:table-cell office:value-type="float" office:value="1086" table:style-name="ce29">
            <text:p>1,08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38628000" table:style-name="ce29">
            <text:p>38,628,000</text:p>
          </table:table-cell>
          <table:table-cell office:value-type="float" office:value="4.5" table:style-name="ce10">
            <text:p>4.5</text:p>
          </table:table-cell>
          <table:table-cell office:value-type="float" office:value="4.53" table:style-name="ce10">
            <text:p>4.53</text:p>
          </table:table-cell>
          <table:table-cell office:value-type="float" office:value="4.5" table:style-name="ce10">
            <text:p>4.5</text:p>
          </table:table-cell>
          <table:table-cell office:value-type="float" office:value="4.58" table:style-name="ce10">
            <text:p>4.58</text:p>
          </table:table-cell>
          <table:table-cell office:value-type="float" office:value="4.5" table:style-name="ce9">
            <text:p>4.50</text:p>
          </table:table-cell>
          <table:table-cell office:value-type="float" office:value="2828" table:style-name="ce29">
            <text:p>2,828</text:p>
          </table:table-cell>
          <table:table-cell office:value-type="float" office:value="-1.1000000000000001" table:style-name="ce10">
            <text:p>-1.1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64985000" table:style-name="ce29">
            <text:p>64,985,000</text:p>
          </table:table-cell>
          <table:table-cell office:value-type="float" office:value="4.47" table:style-name="ce10">
            <text:p>4.47</text:p>
          </table:table-cell>
          <table:table-cell office:value-type="float" office:value="4.47" table:style-name="ce10">
            <text:p>4.47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3600000000000003" table:style-name="ce9">
            <text:p>4.36</text:p>
          </table:table-cell>
          <table:table-cell office:value-type="float" office:value="3307" table:style-name="ce29">
            <text:p>3,307</text:p>
          </table:table-cell>
          <table:table-cell office:value-type="float" office:value="2.2200000000000002" table:style-name="ce10">
            <text:p>2.2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99580000" table:style-name="ce29">
            <text:p>199,580,000</text:p>
          </table:table-cell>
          <table:table-cell office:value-type="float" office:value="4.53" table:style-name="ce10">
            <text:p>4.5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7" table:style-name="ce10">
            <text:p>4.7</text:p>
          </table:table-cell>
          <table:table-cell office:value-type="float" office:value="4.7" table:style-name="ce10">
            <text:p>4.7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77" table:style-name="ce29">
            <text:p>1,577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29209000" table:style-name="ce29">
            <text:p>29,209,000</text:p>
          </table:table-cell>
          <table:table-cell office:value-type="float" office:value="4.63" table:style-name="ce10">
            <text:p>4.6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75" table:style-name="ce10">
            <text:p>4.75</text:p>
          </table:table-cell>
          <table:table-cell office:value-type="float" office:value="4.5999999999999996" table:style-name="ce9">
            <text:p>4.60</text:p>
          </table:table-cell>
          <table:table-cell office:value-type="float" office:value="1381" table:style-name="ce29">
            <text:p>1,381</text:p>
          </table:table-cell>
          <table:table-cell office:value-type="float" office:value="0.65" table:style-name="ce10">
            <text:p>0.6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5244000" table:style-name="ce29">
            <text:p>35,244,000</text:p>
          </table:table-cell>
          <table:table-cell office:value-type="float" office:value="4.67" table:style-name="ce10">
            <text:p>4.67</text:p>
          </table:table-cell>
          <table:table-cell office:value-type="float" office:value="5.7" table:style-name="ce10">
            <text:p>5.7</text:p>
          </table:table-cell>
          <table:table-cell office:value-type="float" office:value="4.7" table:style-name="ce10">
            <text:p>4.7</text:p>
          </table:table-cell>
          <table:table-cell office:value-type="float" office:value="4.74" table:style-name="ce10">
            <text:p>4.74</text:p>
          </table:table-cell>
          <table:table-cell office:value-type="float" office:value="4.6100000000000003" table:style-name="ce9">
            <text:p>4.61</text:p>
          </table:table-cell>
          <table:table-cell office:value-type="float" office:value="1672" table:style-name="ce29">
            <text:p>1,672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35112000" table:style-name="ce29">
            <text:p>35,112,000</text:p>
          </table:table-cell>
          <table:table-cell office:value-type="float" office:value="4.72" table:style-name="ce10">
            <text:p>4.72</text:p>
          </table:table-cell>
          <table:table-cell office:value-type="float" office:value="4.72" table:style-name="ce10">
            <text:p>4.72</text:p>
          </table:table-cell>
          <table:table-cell office:value-type="float" office:value="4.79" table:style-name="ce10">
            <text:p>4.79</text:p>
          </table:table-cell>
          <table:table-cell office:value-type="float" office:value="4.72" table:style-name="ce10">
            <text:p>4.72</text:p>
          </table:table-cell>
          <table:table-cell office:value-type="float" office:value="4.8" table:style-name="ce9">
            <text:p>4.80</text:p>
          </table:table-cell>
          <table:table-cell office:value-type="float" office:value="2219" table:style-name="ce29">
            <text:p>2,219</text:p>
          </table:table-cell>
          <table:table-cell office:value-type="float" office:value="1.91" table:style-name="ce10">
            <text:p>1.91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6547000" table:style-name="ce29">
            <text:p>26,547,000</text:p>
          </table:table-cell>
          <table:table-cell office:value-type="float" office:value="5.53" table:style-name="ce10">
            <text:p>5.53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09" table:style-name="ce29">
            <text:p>1,509</text:p>
          </table:table-cell>
          <table:table-cell office:value-type="float" office:value="-1.73" table:style-name="ce10">
            <text:p>-1.7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7472000" table:style-name="ce29">
            <text:p>87,472,000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4.63" table:style-name="ce10">
            <text:p>4.63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63" table:style-name="ce9">
            <text:p>4.63</text:p>
          </table:table-cell>
          <table:table-cell office:value-type="float" office:value="2234" table:style-name="ce29">
            <text:p>2,234</text:p>
          </table:table-cell>
          <table:table-cell office:value-type="float" office:value="5.62" table:style-name="ce10">
            <text:p>5.62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9146340" table:style-name="ce29">
            <text:p>149,146,340</text:p>
          </table:table-cell>
          <table:table-cell office:value-type="float" office:value="4.7699999999999996" table:style-name="ce10">
            <text:p>4.77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10">
            <text:p>4.72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9">
            <text:p>4.72</text:p>
          </table:table-cell>
          <table:table-cell office:value-type="float" office:value="1340" table:style-name="ce29">
            <text:p>1,340</text:p>
          </table:table-cell>
          <table:table-cell office:value-type="float" office:value="-3.48" table:style-name="ce10">
            <text:p>-3.4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40465000" table:style-name="ce29">
            <text:p>40,465,000</text:p>
          </table:table-cell>
          <table:table-cell office:value-type="float" office:value="4.8" table:style-name="ce10">
            <text:p>4.8</text:p>
          </table:table-cell>
          <table:table-cell office:value-type="float" office:value="4.7300000000000004" table:style-name="ce10">
            <text:p>4.73</text:p>
          </table:table-cell>
          <table:table-cell office:value-type="float" office:value="4.8" table:style-name="ce10">
            <text:p>4.8</text:p>
          </table:table-cell>
          <table:table-cell office:value-type="float" office:value="4.88" table:style-name="ce10">
            <text:p>4.88</text:p>
          </table:table-cell>
          <table:table-cell office:value-type="float" office:value="4.72" table:style-name="ce9">
            <text:p>4.72</text:p>
          </table:table-cell>
          <table:table-cell office:value-type="float" office:value="1139" table:style-name="ce29">
            <text:p>1,139</text:p>
          </table:table-cell>
          <table:table-cell office:value-type="float" office:value="1.69" table:style-name="ce10">
            <text:p>1.69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3035000" table:style-name="ce29">
            <text:p>23,035,000</text:p>
          </table:table-cell>
          <table:table-cell office:value-type="float" office:value="4.8" table:style-name="ce10">
            <text:p>4.8</text:p>
          </table:table-cell>
          <table:table-cell office:value-type="float" office:value="4.8" table:style-name="ce10">
            <text:p>4.8</text:p>
          </table:table-cell>
          <table:table-cell office:value-type="float" office:value="4.8099999999999996" table:style-name="ce10">
            <text:p>4.81</text:p>
          </table:table-cell>
          <table:table-cell office:value-type="float" office:value="4.82" table:style-name="ce10">
            <text:p>4.82</text:p>
          </table:table-cell>
          <table:table-cell office:value-type="float" office:value="4.7699999999999996" table:style-name="ce9">
            <text:p>4.77</text:p>
          </table:table-cell>
          <table:table-cell office:value-type="float" office:value="1330" table:style-name="ce29">
            <text:p>1,330</text:p>
          </table:table-cell>
          <table:table-cell office:value-type="float" office:value="0.21" table:style-name="ce10">
            <text:p>0.21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14650000" table:style-name="ce29">
            <text:p>14,650,000</text:p>
          </table:table-cell>
          <table:table-cell office:value-type="float" office:value="4.6900000000000004" table:style-name="ce10">
            <text:p>4.69</text:p>
          </table:table-cell>
          <table:table-cell office:value-type="float" office:value="4.8" table:style-name="ce10">
            <text:p>4.8</text:p>
          </table:table-cell>
          <table:table-cell office:value-type="float" office:value="4.6500000000000004" table:style-name="ce10">
            <text:p>4.65</text:p>
          </table:table-cell>
          <table:table-cell office:value-type="float" office:value="4.8" table:style-name="ce10">
            <text:p>4.8</text:p>
          </table:table-cell>
          <table:table-cell office:value-type="float" office:value="4.6500000000000004" table:style-name="ce9">
            <text:p>4.65</text:p>
          </table:table-cell>
          <table:table-cell office:value-type="float" office:value="891" table:style-name="ce29">
            <text:p>891</text:p>
          </table:table-cell>
          <table:table-cell office:value-type="float" office:value="-3.33" table:style-name="ce10">
            <text:p>-3.33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41609000" table:style-name="ce29">
            <text:p>41,609,000</text:p>
          </table:table-cell>
          <table:table-cell office:value-type="float" office:value="4.6900000000000004" table:style-name="ce10">
            <text:p>4.69</text:p>
          </table:table-cell>
          <table:table-cell office:value-type="float" office:value="4.66" table:style-name="ce10">
            <text:p>4.66</text:p>
          </table:table-cell>
          <table:table-cell office:value-type="float" office:value="4.67" table:style-name="ce10">
            <text:p>4.67</text:p>
          </table:table-cell>
          <table:table-cell office:value-type="float" office:value="4.72" table:style-name="ce10">
            <text:p>4.72</text:p>
          </table:table-cell>
          <table:table-cell office:value-type="float" office:value="4.66" table:style-name="ce9">
            <text:p>4.66</text:p>
          </table:table-cell>
          <table:table-cell office:value-type="float" office:value="610" table:style-name="ce29">
            <text:p>610</text:p>
          </table:table-cell>
          <table:table-cell office:value-type="float" office:value="0.43" table:style-name="ce10">
            <text:p>0.43</text:p>
          </table:table-cell>
          <table:table-cell table:number-columns-repeated="16375"/>
        </table:table-row>
        <table:table-row table:style-name="ro4">
          <table:table-cell office:value-type="date" office:date-value="2016-10-07T00:00:00" table:style-name="ce35">
            <text:p>10/7/2016</text:p>
          </table:table-cell>
          <table:table-cell office:value-type="float" office:value="75772000" table:style-name="ce29">
            <text:p>75,772,000</text:p>
          </table:table-cell>
          <table:table-cell office:value-type="float" office:value="4.58" table:style-name="ce10">
            <text:p>4.58</text:p>
          </table:table-cell>
          <table:table-cell office:value-type="float" office:value="4.6500000000000004" table:style-name="ce10">
            <text:p>4.65</text:p>
          </table:table-cell>
          <table:table-cell office:value-type="float" office:value="4.5" table:style-name="ce10">
            <text:p>4.5</text:p>
          </table:table-cell>
          <table:table-cell office:value-type="float" office:value="4.66" table:style-name="ce10">
            <text:p>4.66</text:p>
          </table:table-cell>
          <table:table-cell office:value-type="float" office:value="4.4400000000000004" table:style-name="ce9">
            <text:p>4.44</text:p>
          </table:table-cell>
          <table:table-cell office:value-type="float" office:value="2339" table:style-name="ce29">
            <text:p>2,339</text:p>
          </table:table-cell>
          <table:table-cell office:value-type="float" office:value="-3.64" table:style-name="ce10">
            <text:p>-3.64</text:p>
          </table:table-cell>
          <table:table-cell table:number-columns-repeated="16375"/>
        </table:table-row>
        <table:table-row table:number-rows-repeated="1048559" table:style-name="ro4">
          <table:table-cell table:number-columns-repeated="16384"/>
        </table:table-row>
      </table:table>
      <table:table table:name="VLL" table:style-name="ta2">
        <table:table-column table:style-name="co6" table:default-cell-style-name="ce10"/>
        <table:table-column table:style-name="co6" table:default-cell-style-name="ce29"/>
        <table:table-column table:style-name="co6" table:number-columns-repeated="5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LL</text:p>
          </table:table-cell>
          <table:table-cell table:style-name="ce29"/>
          <table:table-cell table:number-columns-repeated="4" table:style-name="ce10"/>
          <table:table-cell table:number-columns-repeated="2"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0011900" table:style-name="ce29">
            <text:p>10,011,900</text:p>
          </table:table-cell>
          <table:table-cell office:value-type="float" office:value="5.3" table:style-name="ce10">
            <text:p>5.3</text:p>
          </table:table-cell>
          <table:table-cell office:value-type="float" office:value="5.43" table:style-name="ce10">
            <text:p>5.43</text:p>
          </table:table-cell>
          <table:table-cell office:value-type="float" office:value="5.27" table:style-name="ce10">
            <text:p>5.27</text:p>
          </table:table-cell>
          <table:table-cell office:value-type="float" office:value="5.45" table:style-name="ce10">
            <text:p>5.45</text:p>
          </table:table-cell>
          <table:table-cell office:value-type="float" office:value="5.25" table:style-name="ce10">
            <text:p>5.25</text:p>
          </table:table-cell>
          <table:table-cell office:value-type="float" office:value="660" table:style-name="ce29">
            <text:p>660</text:p>
          </table:table-cell>
          <table:table-cell office:value-type="float" office:value="-2.95" table:style-name="ce10">
            <text:p>-2.9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224504000" table:style-name="ce29">
            <text:p>224,504,000</text:p>
          </table:table-cell>
          <table:table-cell office:value-type="float" office:value="5.31" table:style-name="ce10">
            <text:p>5.31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1626" table:style-name="ce29">
            <text:p>1,626</text:p>
          </table:table-cell>
          <table:table-cell office:value-type="float" office:value="-0.95" table:style-name="ce10">
            <text:p>-0.95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7">
            <text:p>09/23/16</text:p>
          </table:table-cell>
          <table:table-cell office:value-type="float" office:value="19340000" table:style-name="ce29">
            <text:p>19,340,000</text:p>
          </table:table-cell>
          <table:table-cell office:value-type="float" office:value="5.22" table:style-name="ce10">
            <text:p>5.22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10">
            <text:p>5.17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9">
            <text:p>5.17</text:p>
          </table:table-cell>
          <table:table-cell office:value-type="float" office:value="2440" table:style-name="ce29">
            <text:p>2,440</text:p>
          </table:table-cell>
          <table:table-cell office:value-type="float" office:value="-0.57999999999999996" table:style-name="ce10">
            <text:p>-0.58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7971600" table:style-name="ce29">
            <text:p>7,971,600</text:p>
          </table:table-cell>
          <table:table-cell office:value-type="float" office:value="5.16" table:style-name="ce10">
            <text:p>5.16</text:p>
          </table:table-cell>
          <table:table-cell office:value-type="float" office:value="5.17" table:style-name="ce10">
            <text:p>5.17</text:p>
          </table:table-cell>
          <table:table-cell office:value-type="float" office:value="5.26" table:style-name="ce10">
            <text:p>5.26</text:p>
          </table:table-cell>
          <table:table-cell office:value-type="float" office:value="5.26" table:style-name="ce10">
            <text:p>5.26</text:p>
          </table:table-cell>
          <table:table-cell office:value-type="float" office:value="5.12" table:style-name="ce10">
            <text:p>5.12</text:p>
          </table:table-cell>
          <table:table-cell office:value-type="float" office:value="1094" table:style-name="ce29">
            <text:p>1,094</text:p>
          </table:table-cell>
          <table:table-cell office:value-type="float" office:value="2.33" table:style-name="ce10">
            <text:p>2.3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1553200" table:style-name="ce29">
            <text:p>11,553,200</text:p>
          </table:table-cell>
          <table:table-cell office:value-type="float" office:value="5.34" table:style-name="ce10">
            <text:p>5.34</text:p>
          </table:table-cell>
          <table:table-cell office:value-type="float" office:value="5.26" table:style-name="ce10">
            <text:p>5.26</text:p>
          </table:table-cell>
          <table:table-cell office:value-type="float" office:value="5.35" table:style-name="ce10">
            <text:p>5.35</text:p>
          </table:table-cell>
          <table:table-cell office:value-type="float" office:value="5.37" table:style-name="ce10">
            <text:p>5.37</text:p>
          </table:table-cell>
          <table:table-cell office:value-type="float" office:value="5.24" table:style-name="ce10">
            <text:p>5.24</text:p>
          </table:table-cell>
          <table:table-cell office:value-type="float" office:value="1155" table:style-name="ce29">
            <text:p>1,155</text:p>
          </table:table-cell>
          <table:table-cell office:value-type="float" office:value="1.71" table:style-name="ce10">
            <text:p>1.71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61742280" table:style-name="ce29">
            <text:p>61,742,280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39" table:style-name="ce10">
            <text:p>5.39</text:p>
          </table:table-cell>
          <table:table-cell office:value-type="float" office:value="5.43" table:style-name="ce10">
            <text:p>5.43</text:p>
          </table:table-cell>
          <table:table-cell office:value-type="float" office:value="5.32" table:style-name="ce10">
            <text:p>5.32</text:p>
          </table:table-cell>
          <table:table-cell office:value-type="float" office:value="717" table:style-name="ce29">
            <text:p>717</text:p>
          </table:table-cell>
          <table:table-cell office:value-type="float" office:value="0.75" table:style-name="ce10">
            <text:p>0.75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4151000" table:style-name="ce29">
            <text:p>4,151,000</text:p>
          </table:table-cell>
          <table:table-cell office:value-type="float" office:value="5.38" table:style-name="ce10">
            <text:p>5.38</text:p>
          </table:table-cell>
          <table:table-cell office:value-type="float" office:value="5.41" table:style-name="ce10">
            <text:p>5.41</text:p>
          </table:table-cell>
          <table:table-cell office:value-type="float" office:value="5.39" table:style-name="ce10">
            <text:p>5.39</text:p>
          </table:table-cell>
          <table:table-cell office:value-type="float" office:value="5.42" table:style-name="ce10">
            <text:p>5.42</text:p>
          </table:table-cell>
          <table:table-cell office:value-type="float" office:value="5.35" table:style-name="ce10">
            <text:p>5.35</text:p>
          </table:table-cell>
          <table:table-cell office:value-type="float" office:value="577" table:style-name="ce29">
            <text:p>577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625500" table:style-name="ce29">
            <text:p>2,625,500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1" table:style-name="ce10">
            <text:p>5.31</text:p>
          </table:table-cell>
          <table:table-cell office:value-type="float" office:value="868" table:style-name="ce29">
            <text:p>868</text:p>
          </table:table-cell>
          <table:table-cell office:value-type="float" office:value="-0.56000000000000005" table:style-name="ce10">
            <text:p>-0.56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3572000" table:style-name="ce29">
            <text:p>3,572,000</text:p>
          </table:table-cell>
          <table:table-cell office:value-type="float" office:value="5.25" table:style-name="ce10">
            <text:p>5.25</text:p>
          </table:table-cell>
          <table:table-cell office:value-type="float" office:value="5.35" table:style-name="ce10">
            <text:p>5.35</text:p>
          </table:table-cell>
          <table:table-cell office:value-type="float" office:value="5.35" table:style-name="ce10">
            <text:p>5.35</text:p>
          </table:table-cell>
          <table:table-cell office:value-type="float" office:value="5.35" table:style-name="ce10">
            <text:p>5.35</text:p>
          </table:table-cell>
          <table:table-cell office:value-type="float" office:value="5.22" table:style-name="ce10">
            <text:p>5.22</text:p>
          </table:table-cell>
          <table:table-cell office:value-type="float" office:value="707" table:style-name="ce29">
            <text:p>707</text:p>
          </table:table-cell>
          <table:table-cell office:value-type="float" office:value="-0.19" table:style-name="ce10">
            <text:p>-0.19</text:p>
          </table:table-cell>
          <table:table-cell table:number-columns-repeated="16375"/>
        </table:table-row>
        <table:table-row table:style-name="ro1">
          <table:table-cell office:value-type="date" office:date-value="2016-10-06T00:00:00" table:style-name="ce35">
            <text:p>10/6/2016</text:p>
          </table:table-cell>
          <table:table-cell office:value-type="float" office:value="4131000" table:style-name="ce29">
            <text:p>4,131,000</text:p>
          </table:table-cell>
          <table:table-cell office:value-type="float" office:value="5.3" table:style-name="ce10">
            <text:p>5.3</text:p>
          </table:table-cell>
          <table:table-cell office:value-type="float" office:value="5.34" table:style-name="ce10">
            <text:p>5.34</text:p>
          </table:table-cell>
          <table:table-cell office:value-type="float" office:value="5.3" table:style-name="ce10">
            <text:p>5.3</text:p>
          </table:table-cell>
          <table:table-cell office:value-type="float" office:value="5.34" table:style-name="ce10">
            <text:p>5.34</text:p>
          </table:table-cell>
          <table:table-cell office:value-type="float" office:value="5.28" table:style-name="ce10">
            <text:p>5.28</text:p>
          </table:table-cell>
          <table:table-cell office:value-type="float" office:value="426" table:style-name="ce29">
            <text:p>426</text:p>
          </table:table-cell>
          <table:table-cell office:value-type="float" office:value="-0.93" table:style-name="ce10">
            <text:p>-0.93</text:p>
          </table:table-cell>
          <table:table-cell table:number-columns-repeated="16375"/>
        </table:table-row>
        <table:table-row table:style-name="ro4">
          <table:table-cell office:value-type="date" office:date-value="2016-10-07T00:00:00" table:style-name="ce35">
            <text:p>10/7/2016</text:p>
          </table:table-cell>
          <table:table-cell office:value-type="float" office:value="4446000" table:style-name="ce29">
            <text:p>4,446,000</text:p>
          </table:table-cell>
          <table:table-cell office:value-type="float" office:value="5.28" table:style-name="ce10">
            <text:p>5.28</text:p>
          </table:table-cell>
          <table:table-cell office:value-type="float" office:value="5.28" table:style-name="ce10">
            <text:p>5.28</text:p>
          </table:table-cell>
          <table:table-cell office:value-type="float" office:value="5.31" table:style-name="ce10">
            <text:p>5.31</text:p>
          </table:table-cell>
          <table:table-cell office:value-type="float" office:value="5.31" table:style-name="ce10">
            <text:p>5.31</text:p>
          </table:table-cell>
          <table:table-cell office:value-type="float" office:value="5.18" table:style-name="ce10">
            <text:p>5.18</text:p>
          </table:table-cell>
          <table:table-cell office:value-type="float" office:value="580" table:style-name="ce29">
            <text:p>580</text:p>
          </table:table-cell>
          <table:table-cell office:value-type="float" office:value="0.19" table:style-name="ce10">
            <text:p>0.19</text:p>
          </table:table-cell>
          <table:table-cell table:number-columns-repeated="16375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number-style style:name="N36">
      <number:number number:decimal-places="3" number:min-integer-digits="1"/>
    </number:number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date-style style:name="N38">
      <number:month number:style="long"/>
      <number:text>/</number:text>
      <number:day number:style="long"/>
      <number:text>/</number:text>
      <number:year/>
    </number:date-style>
    <number:time-style style:name="N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10-09T00:41:05Z</dc:date>
    <meta:editing-cycles>29</meta:editing-cycles>
    <meta:editing-duration>PT334S</meta:editing-duration>
  </office:meta>
</office:document-meta>
</file>